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popupmenu/cell.xml" manifest:media-type=""/>
  <manifest:file-entry manifest:full-path="Configurations2/popupmenu/colheader.xml" manifest:media-type=""/>
  <manifest:file-entry manifest:full-path="Configurations2/popupmenu/rowheader.xml" manifest:media-type=""/>
  <manifest:file-entry manifest:full-path="Configurations2/menubar/menubar.xml" manifest:media-type=""/>
  <manifest:file-entry manifest:full-path="Configurations2/toolbar/custom_toolbar_9d47322f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4.528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padding="0.028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diagonal-bl-tr="none" style:diagonal-tl-br="none" fo:border="0.06pt solid #33cccc" fo:padding="0.028in" style:rotation-align="none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06pt solid #33cccc" fo:padding="0.028in" fo:border-right="0.06pt solid #33cccc" style:rotation-align="none" fo:border-top="none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padding="0.028in"/>
      <style:text-properties fo:font-size="11pt" style:font-size-asian="11pt" style:font-size-complex="11pt"/>
    </style:style>
    <style:style style:name="ce55" style:family="table-cell" style:parent-style-name="Default" style:data-style-name="N99"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padding="0.028in"/>
      <style:text-properties fo:font-size="11pt" style:font-size-asian="11pt" style:font-size-complex="11pt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26pt solid #ffff00" fo:background-color="#333399" style:diagonal-bl-tr="none" style:diagonal-tl-br="none" style:text-align-source="fix" style:repeat-content="false" fo:wrap-option="no-wrap" fo:border-left="none" style:direction="ltr" fo:padding="0.028in" fo:border-right="0.26pt solid #ffff00" style:rotation-angle="0" style:rotation-align="none" style:shrink-to-fit="false" fo:border-top="0.26pt solid #ffff00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3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6d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10d0c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1ac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solid #ffff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26pt dotted #ffffa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33cccc" fo:background-color="#ccccff" style:diagonal-bl-tr="none" style:diagonal-tl-br="none" style:text-align-source="fix" style:repeat-content="false" fo:wrap-option="no-wrap" fo:border-left="none" style:direction="ltr" fo:padding="0.028in" fo:border-right="0.06pt solid #33cccc" style:rotation-angle="0" style:rotation-align="none" style:shrink-to-fit="false" fo:border-top="0.06pt solid #33cccc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font-size="11pt" style:font-size-asian="11pt" style:font-size-complex="11pt"/>
    </style:style>
    <style:style style:name="ce51" style:family="table-cell" style:parent-style-name="Default" style:data-style-name="N99">
      <style:table-cell-properties style:diagonal-bl-tr="none" style:diagonal-tl-br="none" fo:background-color="transparent" fo:border="none" fo:padding="0.028in" style:rotation-align="none"/>
      <style:text-properties fo:font-size="11pt" style:font-size-asian="11pt" style:font-size-complex="11pt"/>
    </style:style>
    <style:style style:name="ce52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26pt solid #2a6099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6pt solid #2a6099" fo:background-color="#b3cac7" style:diagonal-bl-tr="none" style:diagonal-tl-br="none" style:text-align-source="fix" style:repeat-content="false" fo:wrap-option="no-wrap" fo:border-left="none" style:direction="ltr" fo:padding="0.028in" fo:border-right="0.26pt solid #2a6099" style:rotation-angle="0" style:rotation-align="none" style:shrink-to-fit="false" fo:border-top="0.26pt solid #2a609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26pt solid #2a6099" fo:background-color="#729fcf" style:diagonal-bl-tr="none" style:diagonal-tl-br="none" style:text-align-source="fix" style:repeat-content="false" fo:wrap-option="no-wrap" fo:border-left="0.26pt solid #2a6099" style:direction="ltr" fo:padding="0.028in" fo:border-right="0.26pt solid #2a6099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b4c7d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fo:background-color="transparent" fo:border="0.06pt solid #33cccc" fo:padding="0.028in" style:rotation-align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33996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fo:background-color="#b4c7dc" style:diagonal-bl-tr="none" style:diagonal-tl-br="none" style:text-align-source="fix" style:repeat-content="false" fo:wrap-option="no-wrap" fo:border="none" style:vertical-align="automatic" loext:vertical-justify="auto"/>
      <style:paragraph-properties fo:text-align="center" css3t:text-justify="auto"/>
      <style:text-properties fo:color="#81aca6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ee6ef" style:diagonal-bl-tr="none" style:diagonal-tl-br="none" style:text-align-source="fix" style:repeat-content="false" fo:wrap-option="no-wrap" fo:border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0">
      <style:table-cell-properties fo:border-bottom="0.26pt solid #2a6099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0">
      <style:table-cell-properties fo:border-bottom="none" fo:background-color="#729fcf" style:diagonal-bl-tr="none" style:diagonal-tl-br="none" style:text-align-source="fix" style:repeat-content="false" fo:wrap-option="no-wrap" fo:border-left="0.26pt solid #2a6099" fo:border-right="0.26pt solid #2a6099" fo:border-top="none" style:vertical-align="automatic" loext:vertical-justify="auto"/>
      <style:paragraph-properties fo:text-align="center" css3t:text-justify="auto"/>
      <style:text-properties fo:color="#ffff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3399" style:diagonal-bl-tr="none" style:diagonal-tl-br="none" style:text-align-source="fix" style:repeat-content="false" fo:wrap-option="no-wrap" fo:border="none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fo:border-bottom="0.26pt solid #ffff00" fo:background-color="#333399" style:diagonal-bl-tr="none" style:diagonal-tl-br="none" style:text-align-source="fix" style:repeat-content="false" fo:wrap-option="no-wrap" fo:border-left="none" fo:border-right="0.26pt solid #ffff00" fo:border-top="0.26pt solid #ffff00" style:vertical-align="automatic" loext:vertical-justify="auto"/>
      <style:paragraph-properties fo:text-align="start" css3t:text-justify="auto"/>
      <style:text-properties fo:color="#f10d0c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666666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fo:background-color="#fffff3" style:diagonal-bl-tr="none" style:diagonal-tl-br="none" style:text-align-source="fix" style:repeat-content="false" fo:wrap-option="no-wrap" fo:border="0.26pt solid #2a6099" style:vertical-align="automatic" loext:vertical-justify="auto"/>
      <style:paragraph-properties fo:text-align="start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bold" style:font-name-asian="Microsoft YaHei" style:font-size-asian="11pt" style:font-style-asian="normal" style:font-weight-asian="bold" style:font-name-complex="Calibri" style:font-size-complex="11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fo:border-bottom="0.26pt solid #2a6099" fo:background-color="#b3cac7" style:diagonal-bl-tr="none" style:diagonal-tl-br="none" style:text-align-source="fix" style:repeat-content="false" fo:wrap-option="no-wrap" fo:border-left="none" fo:border-right="0.26pt solid #2a6099" fo:border-top="0.26pt solid #2a6099" style:vertical-align="middle" loext:vertical-justify="auto"/>
      <style:paragraph-properties fo:text-align="center" css3t:text-justify="auto"/>
      <style:text-properties fo:color="#000000" style:text-outline="false" style:text-line-through-style="none" style:text-line-through-type="none" style:font-name="Calibri" fo:font-size="11pt" fo:text-shadow="none" style:text-underline-style="none" fo:font-weight="normal" style:font-name-asian="Microsoft YaHe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55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10d0c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Spec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ODULE</text:p>
          </table:table-cell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BUILDPROCESS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OPTIONS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buildSpec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delTempla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1" table:number-columns-repeated="5" table:default-cell-style-name="ce32"/>
        <table:table-column table:style-name="co5" table:default-cell-style-name="ce32"/>
        <table:table-column table:style-name="co1" table:number-columns-repeated="54" table:default-cell-style-name="ce32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InitNbrElements</text:p>
          </table:table-cell>
          <table:table-cell table:style-name="ce31" office:value-type="string" calcext:value-type="string">
            <text:p>Order</text:p>
          </table:table-cell>
          <table:table-cell table:style-name="ce31" office:value-type="string" calcext:value-type="string">
            <text:p>SingleRow</text:p>
          </table:table-cell>
          <table:table-cell table:style-name="ce38" office:value-type="string" calcext:value-type="string">
            <text:p>MetaFMT</text:p>
          </table:table-cell>
          <table:table-cell table:style-name="ce38" office:value-type="string" calcext:value-type="string">
            <text:p>SectionFMT</text:p>
          </table:table-cell>
          <table:table-cell table:style-name="ce38" office:value-type="string" calcext:value-type="string">
            <text:p>MetaProtect</text:p>
          </table:table-cell>
          <table:table-cell table:style-name="ce38" office:value-type="string" calcext:value-type="string">
            <text:p>SectionProtect</text:p>
          </table:table-cell>
          <table:table-cell table:style-name="ce38" office:value-type="string" calcext:value-type="string">
            <text:p>RelatedElement</text:p>
          </table:table-cell>
          <table:table-cell table:style-name="ce38" office:value-type="string" calcext:value-type="string">
            <text:p>EvenCFMT</text:p>
          </table:table-cell>
          <table:table-cell table:style-name="ce38" office:value-type="string" calcext:value-type="string">
            <text:p>OddCFMT</text:p>
          </table:table-cell>
          <table:table-cell table:style-name="ce38" office:value-type="string" calcext:value-type="string">
            <text:p>Width</text:p>
          </table:table-cell>
          <table:table-cell table:style-name="ce38" office:value-type="string" calcext:value-type="string">
            <text:p>Height</text:p>
          </table:table-cell>
          <table:table-cell office:value-type="string" calcext:value-type="string">
            <text:p>Anchor</text:p>
          </table:table-cell>
          <table:table-cell table:number-columns-repeated="48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39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/>
          <table:table-cell table:style-name="ce52" office:value-type="string" calcext:value-type="string">
            <text:p>A</text:p>
          </table:table-cell>
          <table:table-cell table:style-name="ce54" office:value-type="string" calcext:value-type="string">
            <text:p>A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700" calcext:value-type="float">
            <text:p>7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$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A</text:p>
          </table:table-cell>
          <table:table-cell table:style-name="ce47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1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700" calcext:value-type="float">
            <text:p>17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ow0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2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3"/>
          <table:table-cell table:style-name="ce38" office:value-type="float" office:value="11500" calcext:value-type="float">
            <text:p>11500</text:p>
          </table:table-cell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</text:p>
          </table:table-cell>
          <table:table-cell table:style-name="ce31" office:value-type="string" calcext:value-type="string">
            <text:p>{$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3" office:value-type="string" calcext:value-type="string">
            <text:p>A</text:p>
          </table:table-cell>
          <table:table-cell table:style-name="ce48" office:value-type="string" calcext:value-type="string">
            <text:p><text:span text:style-name="T1">A</text:span>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metaEnd</text:p>
          </table:table-cell>
          <table:table-cell table:style-name="ce31" office:value-type="string" calcext:value-type="string">
            <text:p>{}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astRow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number-columns-repeated="2" table:style-name="ce44" office:value-type="string" calcext:value-type="string">
            <text:p>A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38" table:number-columns-repeated="4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LSE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FINALL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3" calcext:value-type="float">
            <text:p>1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TRY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float" office:value="20" calcext:value-type="float">
            <text:p>20</text:p>
          </table:table-cell>
          <table:table-cell table:style-name="ce35" office:value-type="float" office:value="9" calcext:value-type="float">
            <text:p>9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CONDITION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ectionElement</text:p>
          </table:table-cell>
          <table:table-cell table:style-name="ce35" office:value-type="string" calcext:value-type="string">
            <text:p>EVENT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60" table:formula="of:=FALSE()" office:value-type="float" office:value="0" calcext:value-type="float">
            <text:p>0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6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EXCEPTION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INCLUDE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NEXT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table:formula="of:=TRUE()" office:value-type="boolean" office:boolean-value="true" calcext:value-type="boolean">
            <text:p>TRUE</text:p>
          </table:table-cell>
          <table:table-cell table:style-name="ce57" office:value-type="string" calcext:value-type="string">
            <text:p>A</text:p>
          </table:table-cell>
          <table:table-cell table:style-name="ce59" office:value-type="string" calcext:value-type="string">
            <text:p>A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EVENT</text:p>
          </table:table-cell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SectionElement</text:p>
          </table:table-cell>
          <table:table-cell table:style-name="ce33" office:value-type="string" calcext:value-type="string">
            <text:p>RULE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46" office:value-type="string" calcext:value-type="string">
            <text:p>A</text:p>
          </table:table-cell>
          <table:table-cell table:style-name="ce49" office:value-type="string" calcext:value-type="string">
            <text:p>A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38"/>
          <table:table-cell table:style-name="ce53"/>
          <table:table-cell table:style-name="ce38" table:number-columns-repeated="2"/>
          <table:table-cell table:style-name="ce38" office:value-type="float" office:value="600" calcext:value-type="float">
            <text:p>600</text:p>
          </table:table-cell>
          <table:table-cell table:style-name="ce55" table:formula="of:=TRUE()" office:value-type="boolean" office:boolean-value="true" calcext:value-type="boolean">
            <text:p>TRU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Open</text:p>
          </table:table-cell>
          <table:table-cell table:style-name="ce34" office:value-type="string" calcext:value-type="string">
            <text:p>{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Close</text:p>
          </table:table-cell>
          <table:table-cell table:style-name="ce34" office:value-type="string" calcext:value-type="string">
            <text:p>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MetaFill</text:p>
          </table:table-cell>
          <table:table-cell table:style-name="ce34" office:value-type="string" calcext:value-type="string">
            <text:p>{V}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FALSE()" office:value-type="boolean" office:boolean-value="false" calcext:value-type="boolean">
            <text:p>FALSE</text:p>
          </table:table-cell>
          <table:table-cell table:style-name="ce38" table:number-columns-repeated="9"/>
          <table:table-cell table:style-name="ce51" table:formula="of:=FALSE()" office:value-type="boolean" office:boolean-value="false" calcext:value-type="boolean">
            <text:p>FALSE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chorFi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5" table:formula="of:=FALSE()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51" table:formula="of:=FALSE()" office:value-type="boolean" office:boolean-value="false" calcext:value-type="boolean">
            <text:p>FALSE</text:p>
          </table:table-cell>
          <table:table-cell table:style-name="Default" table:number-columns-repeated="4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modelTempl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Cmd</text:p>
          </table:table-cell>
          <table:table-cell office:value-type="string" calcext:value-type="string">
            <text:p>cmd.ex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Dir</text:p>
          </table:table-cell>
          <table:table-cell office:value-type="string" calcext:value-type="string">
            <text:p>c:\temp\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TmpFile</text:p>
          </table:table-cell>
          <table:table-cell office:value-type="string" calcext:value-type="string">
            <text:p>bldscrnnnnn.bat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Act</text:p>
          </table:table-cell>
          <table:table-cell office:value-type="string" calcext:value-type="string">
            <text:p>call I:\Projects\codemapv4\codemap\cmenv\Scripts\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DeAct</text:p>
          </table:table-cell>
          <table:table-cell office:value-type="string" calcext:value-type="string">
            <text:p>call I:\Projects\codemapv4\codemap\cmenv\Scripts\deactivate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CMD</text:p>
          </table:table-cell>
          <table:table-cell office:value-type="string" calcext:value-type="string">
            <text:p>%VIRTUAL_ENV%\scripts\python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PyModule</text:p>
          </table:table-cell>
          <table:table-cell office:value-type="string" calcext:value-type="string">
            <text:p>codemaps.build.build</text:p>
          </table:table-cell>
          <table:table-cell table:number-columns-repeated="6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CmdShellBldSpec</text:p>
          </table:table-cell>
          <table:table-cell office:value-type="string" calcext:value-type="string">
            <text:p>buildSpec</text:p>
          </table:table-cell>
          <table:table-cell table:number-columns-repeated="61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__init__" table:style-name="ta1" table:protected="true">
        <loext:table-protection loext:select-protected-cells="true" loext:select-unprotected-cells="true"/>
        <table:table-column table:style-name="co6" table:default-cell-style-name="ce62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0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table:style-name="ce6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__init__.$A$13" table:cell-range-address="$__init__.$A$13:.$D$13"/>
          <table:named-range table:name="ACTIONELSE" table:base-cell-address="$__init__.$A$16" table:cell-range-address="$__init__.$A$16:.$D$16"/>
          <table:named-range table:name="ACTIONEXCEPT" table:base-cell-address="$__init__.$A$15" table:cell-range-address="$__init__.$A$15:.$D$15"/>
          <table:named-range table:name="ACTIONFINALLY" table:base-cell-address="$__init__.$A$17" table:cell-range-address="$__init__.$A$17:.$D$17"/>
          <table:named-range table:name="ACTIONTRY" table:base-cell-address="$__init__.$A$14" table:cell-range-address="$__init__.$A$14:.$D$14"/>
          <table:named-range table:name="CLASS" table:base-cell-address="$__init__.$A$6" table:cell-range-address="$__init__.$A$6:.$D$6"/>
          <table:named-range table:name="CONDITION" table:base-cell-address="$__init__.$A$11" table:cell-range-address="$__init__.$A$11:.$D$11"/>
          <table:named-range table:name="EVENT" table:base-cell-address="$__init__.$A$9" table:cell-range-address="$__init__.$A$9:.$D$10"/>
          <table:named-range table:name="EXCEPT" table:base-cell-address="$__init__.$A$5" table:cell-range-address="$__init__.$A$5:.$D$5"/>
          <table:named-range table:name="EXCEPTION" table:base-cell-address="$__init__.$A$12" table:cell-range-address="$__init__.$A$12:.$D$12"/>
          <table:named-range table:name="INCLUDE" table:base-cell-address="$__init__.$A$8" table:cell-range-address="$__init__.$A$8:.$D$8"/>
          <table:named-range table:name="METHOD" table:base-cell-address="$__init__.$A$7" table:cell-range-address="$__init__.$A$7:.$D$7"/>
          <table:named-range table:name="NEXT" table:base-cell-address="$__init__.$A$4" table:cell-range-address="$__init__.$A$4:.$D$4"/>
          <table:named-range table:name="RULE" table:base-cell-address="$__init__.$A$2" table:cell-range-address="$__init__.$A$2:.$D$3"/>
        </table:named-expressions>
      </table:table>
      <table:table table:name="Utilitie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6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2.3799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number-columns-repeated="4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6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genotype_by_chromosome_from_args(args, snps=None):</text:p>
          </table:table-cell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. import GTExGenotype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. import DosageGenotype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. import ModelTrainingGenotype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gtex_genotype_fil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dosage_genotype_fold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args.model_training_genotype_folder</text:p>
          </table:table-cell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turn GTExGenotype.gtex_geno_by_chromosome(args.gtex_genotype_file,args.gtex_snp_file,snps,args.gtex_release_version,args.impute_to_mean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urn DosageGenotype.dosage_geno_by_chromosome(args.dosage_genotype_folder,args.dosage_genotype_pattern,snps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turn ModelTrainingGenotype.model_training_geno_by_chromosome(args.model_training_genotype_folder,args.model_training_genotype_pattern,args.gtex_snp_file,args.gtex_release_version,snps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ise Exceptions.InvalidArguments('Invalid genotype')</text:p>
          </table:table-cell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6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9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Utilities.$A$28" table:cell-range-address="$Utilities.$A$28:.$I$32"/>
          <table:named-range table:name="ACTIONELSE" table:base-cell-address="$Utilities.$A$35" table:cell-range-address="$Utilities.$A$35:.$I$35"/>
          <table:named-range table:name="ACTIONEXCEPT" table:base-cell-address="$Utilities.$A$34" table:cell-range-address="$Utilities.$A$34:.$I$34"/>
          <table:named-range table:name="ACTIONFINALLY" table:base-cell-address="$Utilities.$A$36" table:cell-range-address="$Utilities.$A$36:.$I$36"/>
          <table:named-range table:name="ACTIONTRY" table:base-cell-address="$Utilities.$A$33" table:cell-range-address="$Utilities.$A$33:.$I$33"/>
          <table:named-range table:name="CLASS" table:base-cell-address="$Utilities.$A$11" table:cell-range-address="$Utilities.$A$11:.$I$11"/>
          <table:named-range table:name="CONDITION" table:base-cell-address="$Utilities.$A$23" table:cell-range-address="$Utilities.$A$23:.$I$26"/>
          <table:named-range table:name="EVENT" table:base-cell-address="$Utilities.$A$19" table:cell-range-address="$Utilities.$A$19:.$I$22"/>
          <table:named-range table:name="EXCEPT" table:base-cell-address="$Utilities.$A$10" table:cell-range-address="$Utilities.$A$10:.$I$10"/>
          <table:named-range table:name="EXCEPTION" table:base-cell-address="$Utilities.$A$27" table:cell-range-address="$Utilities.$A$27:.$I$27"/>
          <table:named-range table:name="INCLUDE" table:base-cell-address="$Utilities.$A$14" table:cell-range-address="$Utilities.$A$14:.$I$18"/>
          <table:named-range table:name="METHOD" table:base-cell-address="$Utilities.$A$12" table:cell-range-address="$Utilities.$A$12:.$I$13"/>
          <table:named-range table:name="NEXT" table:base-cell-address="$Utilities.$A$9" table:cell-range-address="$Utilities.$A$9:.$I$9"/>
          <table:named-range table:name="RULE" table:base-cell-address="$Utilities.$A$2" table:cell-range-address="$Utilities.$A$2:.$I$8"/>
        </table:named-expressions>
      </table:table>
      <table:table table:name="PYVCF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5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7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9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9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/>
          <table:table-cell table:style-name="ce65" office:value-type="string" calcext:value-type="string">
            <text:p>3</text:p>
          </table:table-cell>
          <table:table-cell table:style-name="ce65"/>
          <table:table-cell table:style-name="ce65" office:value-type="string" calcext:value-type="string">
            <text:p>5</text:p>
          </table:table-cell>
          <table:table-cell table:style-name="ce65" table:number-columns-repeated="21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0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int_treatment(x, allele_index):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0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float_treatment(x):</text:p>
          </table:table-cell>
        </table:table-row>
        <table:table-row table:style-name="ro3">
          <table:table-cell table:number-columns-repeated="5"/>
          <table:table-cell table:number-columns-repeated="14" office:value-type="string" calcext:value-type="string">
            <text:p>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vcf_file_geno_lines(path, mode='genotyped', whitelist=None):</text:p>
          </table:table-cell>
        </table:table-row>
        <table:table-row table:style-name="ro3">
          <table:table-cell table:number-columns-repeated="19"/>
          <table:table-cell table:number-columns-repeated="5" office:value-type="string" calcext:value-type="string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vcf_files_geno_lines(files, mode='genotyped', whitelist=None):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samples(path):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vcf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E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table:number-columns-repeated="5" office:value-type="string" calcext:value-type="string">
            <text:p>V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record in vcf_reader</text:p>
          </table:table-cell>
          <table:table-cell office:value-type="string" calcext:value-type="string">
            <text:p>record is not None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whitelist and (not (variant_id in whitelist)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mode == 'genotyped'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(a, alt) in enumerate(alts)</text:p>
          </table:table-cell>
          <table:table-cell office:value-type="string" calcext:value-type="string">
            <text:p>(a, alt) is not None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sample in record.samples</text:p>
          </table:table-cell>
          <table:table-cell office:value-type="string" calcext:value-type="string">
            <text:p>sample is not Non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mode == 'imputed'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alts) &gt; 1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l in vcf_file_geno_lines(file,mode,whitelist)</text:p>
          </table:table-cell>
          <table:table-cell office:value-type="string" calcext:value-type="string">
            <text:p>l is not None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pt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_ = (int(x) == (allele_index + 1)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_ = 0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turn d_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_ = float(x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18"/>
          <table:table-cell office:value-type="string" calcext:value-type="string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cf_reader = vcf.Reader(filename=path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record in vcf_reader</text:p>
          </table:table-cell>
          <table:table-cell office:value-type="string" calcext:value-type="string">
            <text:p>xXx__iter_12=iter(vcf_reader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Implements: for record in vcf_reader</text:p>
          </table:table-cell>
          <table:table-cell office:value-type="string" calcext:value-type="string">
            <text:p>record=next(xXx__iter_12,Non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hr = record.CHROM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s = record.POS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riant_id = record.ID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4</text:p>
          </table:table-cell>
          <table:table-cell table:number-columns-repeated="18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f = record.REF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5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ts = record.ALT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(a, alt) in enumerate(alts)</text:p>
          </table:table-cell>
          <table:table-cell office:value-type="string" calcext:value-type="string">
            <text:p>xXx__iter_17=iter(enumerate(alts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Implements: for (a, alt) in enumerate(alts)</text:p>
          </table:table-cell>
          <table:table-cell office:value-type="string" calcext:value-type="string">
            <text:p>(a, alt)=next(xXx__iter_17,None)</text:p>
          </table:table-cell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 = []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string" calcext:value-type="string">
            <text:p>Implements: for sample in record.samples</text:p>
          </table:table-cell>
          <table:table-cell office:value-type="string" calcext:value-type="string">
            <text:p>xXx__iter_18=iter(record.samples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sample in record.samples</text:p>
          </table:table-cell>
          <table:table-cell office:value-type="string" calcext:value-type="string">
            <text:p>sample=next(xXx__iter_18,Non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_ += int_treatment(sample.gt_alleles[0],a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_ += int_treatment(sample.gt_alleles[1],a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.append(d_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 = (numpy.mean(numpy.array(d,dtype=numpy.int32)) / 2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(yield ((variant_id, chr, pos, ref, alt, f) + tuple(d)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ise RuntimeError("VCF imputed mode doesn't support multipl ALTs"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string" calcext:value-type="string">
            <text:p>Implements: for sample in record.samples</text:p>
          </table:table-cell>
          <table:table-cell office:value-type="string" calcext:value-type="string">
            <text:p>xXx__iter_24=iter(record.samples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Implements: for sample in record.samples</text:p>
          </table:table-cell>
          <table:table-cell office:value-type="string" calcext:value-type="string">
            <text:p>sample=next(xXx__iter_24,None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_ += float_treatment(sample.gt_alleles[0]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_ += float_treatment(sample.gt_alleles[1]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 = (numpy.mean(numpy.array(d,dtype=numpy.float64)) / 2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aise RuntimeError('Unsupported vcf mode'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ogging.log(9,'Processing vcfs'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xXx__iter_29=iter(files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=next(xXx__iter_29,None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Implements: for l in vcf_file_geno_lines(file,mode,whitelist)</text:p>
          </table:table-cell>
          <table:table-cell office:value-type="string" calcext:value-type="string">
            <text:p>xXx__iter_30=iter(vcf_file_geno_lines(file,mode,whitelist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Implements: for l in vcf_file_geno_lines(file,mode,whitelist)</text:p>
          </table:table-cell>
          <table:table-cell office:value-type="string" calcext:value-type="string">
            <text:p>l=next(xXx__iter_30,None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(yield l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 = next(vcf_reader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ds = [(x.sample, x.sample) for x in r.samples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ids = pandas.DataFrame(ids,columns=['FID', 'IID']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turn ids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8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PYVCFGenotype.$A$71" table:cell-range-address="$PYVCFGenotype.$A$71:.$AB$110"/>
          <table:named-range table:name="ACTIONELSE" table:base-cell-address="$PYVCFGenotype.$A$113" table:cell-range-address="$PYVCFGenotype.$A$113:.$AB$113"/>
          <table:named-range table:name="ACTIONEXCEPT" table:base-cell-address="$PYVCFGenotype.$A$112" table:cell-range-address="$PYVCFGenotype.$A$112:.$AB$112"/>
          <table:named-range table:name="ACTIONFINALLY" table:base-cell-address="$PYVCFGenotype.$A$114" table:cell-range-address="$PYVCFGenotype.$A$114:.$AB$114"/>
          <table:named-range table:name="ACTIONTRY" table:base-cell-address="$PYVCFGenotype.$A$111" table:cell-range-address="$PYVCFGenotype.$A$111:.$AB$111"/>
          <table:named-range table:name="CLASS" table:base-cell-address="$PYVCFGenotype.$A$30" table:cell-range-address="$PYVCFGenotype.$A$30:.$AB$30"/>
          <table:named-range table:name="CONDITION" table:base-cell-address="$PYVCFGenotype.$A$58" table:cell-range-address="$PYVCFGenotype.$A$58:.$AB$67"/>
          <table:named-range table:name="EVENT" table:base-cell-address="$PYVCFGenotype.$A$42" table:cell-range-address="$PYVCFGenotype.$A$42:.$AB$57"/>
          <table:named-range table:name="EXCEPT" table:base-cell-address="$PYVCFGenotype.$A$29" table:cell-range-address="$PYVCFGenotype.$A$29:.$AB$29"/>
          <table:named-range table:name="EXCEPTION" table:base-cell-address="$PYVCFGenotype.$A$68" table:cell-range-address="$PYVCFGenotype.$A$68:.$AB$70"/>
          <table:named-range table:name="INCLUDE" table:base-cell-address="$PYVCFGenotype.$A$37" table:cell-range-address="$PYVCFGenotype.$A$37:.$AB$41"/>
          <table:named-range table:name="METHOD" table:base-cell-address="$PYVCFGenotype.$A$31" table:cell-range-address="$PYVCFGenotype.$A$31:.$AB$36"/>
          <table:named-range table:name="NEXT" table:base-cell-address="$PYVCFGenotype.$A$28" table:cell-range-address="$PYVCFGenotype.$A$28:.$AB$28"/>
          <table:named-range table:name="RULE" table:base-cell-address="$PYVCFGenotype.$A$2" table:cell-range-address="$PYVCFGenotype.$A$2:.$AB$27"/>
        </table:named-expressions>
      </table:table>
      <table:table table:name="ModelTraining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2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7.0465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5</text:p>
          </table:table-cell>
          <table:table-cell table:number-columns-repeated="2" table:style-name="ce64" office:value-type="string" calcext:value-type="string">
            <text:p>3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2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3</text:p>
          </table:table-cell>
          <table:table-cell table:number-columns-repeated="2" table:style-name="ce64" office:value-type="string" calcext:value-type="string">
            <text:p>11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2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8" office:value-type="string" calcext:value-type="string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model_training_file_geno_lines(file, snp_annotation, snps=None):</text:p>
          </table:table-cell>
        </table:table-row>
        <table:table-row table:style-name="ro3">
          <table:table-cell table:number-columns-repeated="9"/>
          <table:table-cell table:number-columns-repeated="5" office:value-type="string" calcext:value-type="string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model_training_folder_geno_lines(dosage_folder, dosage_pattern, snp_annotation, snps=None):</text:p>
          </table:table-cell>
        </table:table-row>
        <table:table-row table:style-name="ro3">
          <table:table-cell table:number-columns-repeated="14"/>
          <table:table-cell table:number-columns-repeated="8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model_training_geno_by_chromosome(dosage_folder, dosage_pattern, gtex_snp_file, gtex_release_version, snps=None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_buffer_to_data(buffer):</text:p>
          </table:table-cell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Genotype import GF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 import Helpers</text:p>
          </table:table-cell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3" office:value-type="string" calcext:value-type="string">
            <text:p>V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table:number-columns-repeated="2" office:value-type="string" calcext:value-type="string">
            <text:p>V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6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 is not No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i == 0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id in snp_annotation)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nps and (not (rsid in snps))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f in files</text:p>
          </table:table-cell>
          <table:table-cell office:value-type="string" calcext:value-type="string">
            <text:p>f is not None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line in model_training_file_geno_lines(f,snp_annotation,snps=snps)</text:p>
          </table:table-cell>
          <table:table-cell office:value-type="string" calcext:value-type="string">
            <text:p>line is not None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ast_chr is None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ast_chr != chromosome)</text:p>
          </table:table-cell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__author__ = 'alvaro barbeira'</text:p>
          </table:table-cell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ging.log(9,'Processing Dosage geno %s',file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office:value-type="string" calcext:value-type="string">
            <text:p>Implements &lt;With gzip.open(file) as file&gt;.</text:p>
          </table:table-cell>
          <table:table-cell office:value-type="string" calcext:value-type="string">
            <text:p>file=gzip.open(file)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xXx__iter_3=iter(enumerate(file))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=next(xXx__iter_3,None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omps = line.strip().split(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d = comps[0]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sid = snp_annotation[id]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osage = numpy.array(comps[1:],dtype=numpy.float64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(chrom, position, allele_0, allele_1, leftover) = id.split('_'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yield ([rsid, chrom, position, allele_0, allele_1, (numpy.mean(dosage) / 2)] + list(dosage))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 office:value-type="string" calcext:value-type="string">
            <text:p>Implements &lt;With gzip.open(file) as file&gt;.</text:p>
          </table:table-cell>
          <table:table-cell office:value-type="string" calcext:value-type="string">
            <text:p>file.__exit__(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ogging.log(9,'Processing Dosage Folder geno'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les = Utilities.contentsWithRegexpFromFolder(dosage_folder,dosage_pattern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les = sorted([os.path.join(dosage_folder,x) for x in files]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4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string" calcext:value-type="string">
            <text:p>Implements: for f in files</text:p>
          </table:table-cell>
          <table:table-cell office:value-type="string" calcext:value-type="string">
            <text:p>xXx__iter_16=iter(files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f in files</text:p>
          </table:table-cell>
          <table:table-cell office:value-type="string" calcext:value-type="string">
            <text:p>f=next(xXx__iter_16,None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string" calcext:value-type="string">
            <text:p>Implements: for line in model_training_file_geno_lines(f,snp_annotation,snps=snps)</text:p>
          </table:table-cell>
          <table:table-cell office:value-type="string" calcext:value-type="string">
            <text:p>xXx__iter_17=iter(model_training_file_geno_lines(f,snp_annotation,snps=snps)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string" calcext:value-type="string">
            <text:p>Implements: for line in model_training_file_geno_lines(f,snp_annotation,snps=snps)</text:p>
          </table:table-cell>
          <table:table-cell office:value-type="string" calcext:value-type="string">
            <text:p>line=next(xXx__iter_17,None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yield lin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uffer = []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st_chr = None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np_annotation = Helpers.gtex_snp(gtex_snp_file,gtex_release_version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_data = list(zip(*buffer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_metadata = _data[0:GF.FIRST_DOSAGE]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sids = _metadata[GF.RSID]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hromosome = int(_metadata[GF.CHROMOSOME][0]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_metadata = list(zip(*_metadata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metadata = Utilities.to_dataframe(_metadata,['rsid', 'chromosome', 'position', 'ref_allele', 'alt_allele', 'frequency'],to_numeric='ignore'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7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osage = list(zip(*_data[GF.FIRST_DOSAGE:]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8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osage_data = {rsids[i]:dosage[i] for i in range(0,len(rsids))}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9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turn (chromosome, metadata, dosage_data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ogging.log(8,'Starting to process lines'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string" calcext:value-type="string">
            <text:p>Implements: for line in model_training_folder_geno_lines(dosage_folder,dosage_pattern,snp_annotation,snps)</text:p>
          </table:table-cell>
          <table:table-cell office:value-type="string" calcext:value-type="string">
            <text:p>xXx__iter_21=iter(model_training_folder_geno_lines(dosage_folder,dosage_pattern,snp_annotation,snps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mplements: for line in model_training_folder_geno_lines(dosage_folder,dosage_pattern,snp_annotation,snps)</text:p>
          </table:table-cell>
          <table:table-cell office:value-type="string" calcext:value-type="string">
            <text:p>line=next(xXx__iter_21,None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hromosome = line[GF.CHROMOSOME]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ast_chr = chromosome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yield _buffer_to_data(buffer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uffer.append(line)</text:p>
          </table:table-cell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2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5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ModelTrainingGenotype.$A$65" table:cell-range-address="$ModelTrainingGenotype.$A$65:.$Y$104"/>
          <table:named-range table:name="ACTIONELSE" table:base-cell-address="$ModelTrainingGenotype.$A$107" table:cell-range-address="$ModelTrainingGenotype.$A$107:.$Y$107"/>
          <table:named-range table:name="ACTIONEXCEPT" table:base-cell-address="$ModelTrainingGenotype.$A$106" table:cell-range-address="$ModelTrainingGenotype.$A$106:.$Y$106"/>
          <table:named-range table:name="ACTIONFINALLY" table:base-cell-address="$ModelTrainingGenotype.$A$108" table:cell-range-address="$ModelTrainingGenotype.$A$108:.$Y$108"/>
          <table:named-range table:name="ACTIONTRY" table:base-cell-address="$ModelTrainingGenotype.$A$105" table:cell-range-address="$ModelTrainingGenotype.$A$105:.$Y$105"/>
          <table:named-range table:name="CLASS" table:base-cell-address="$ModelTrainingGenotype.$A$27" table:cell-range-address="$ModelTrainingGenotype.$A$27:.$Y$27"/>
          <table:named-range table:name="CONDITION" table:base-cell-address="$ModelTrainingGenotype.$A$55" table:cell-range-address="$ModelTrainingGenotype.$A$55:.$Y$63"/>
          <table:named-range table:name="EVENT" table:base-cell-address="$ModelTrainingGenotype.$A$41" table:cell-range-address="$ModelTrainingGenotype.$A$41:.$Y$54"/>
          <table:named-range table:name="EXCEPT" table:base-cell-address="$ModelTrainingGenotype.$A$26" table:cell-range-address="$ModelTrainingGenotype.$A$26:.$Y$26"/>
          <table:named-range table:name="EXCEPTION" table:base-cell-address="$ModelTrainingGenotype.$A$64" table:cell-range-address="$ModelTrainingGenotype.$A$64:.$Y$64"/>
          <table:named-range table:name="INCLUDE" table:base-cell-address="$ModelTrainingGenotype.$A$33" table:cell-range-address="$ModelTrainingGenotype.$A$33:.$Y$40"/>
          <table:named-range table:name="METHOD" table:base-cell-address="$ModelTrainingGenotype.$A$28" table:cell-range-address="$ModelTrainingGenotype.$A$28:.$Y$32"/>
          <table:named-range table:name="NEXT" table:base-cell-address="$ModelTrainingGenotype.$A$25" table:cell-range-address="$ModelTrainingGenotype.$A$25:.$Y$25"/>
          <table:named-range table:name="RULE" table:base-cell-address="$ModelTrainingGenotype.$A$2" table:cell-range-address="$ModelTrainingGenotype.$A$2:.$Y$24"/>
        </table:named-expressions>
      </table:table>
      <table:table table:name="BGEN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9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9.08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4</text:p>
          </table:table-cell>
          <table:table-cell table:number-columns-repeated="2" table:style-name="ce64" office:value-type="string" calcext:value-type="string">
            <text:p>5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9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9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3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9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22" office:value-type="string" calcext:value-type="string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bgen_file_geno_lines(file, variant_mapping=None, force_colon=False, use_rsid=False, whitelist=None, skip_palindromic=False, liftover_conversion=None):</text:p>
          </table:table-cell>
        </table:table-row>
        <table:table-row table:style-name="ro3">
          <table:table-cell table:number-columns-repeated="23"/>
          <table:table-cell table:number-columns-repeated="5" office:value-type="string" calcext:value-type="string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bgen_files_geno_lines(files, variant_mapping=None, force_colon=False, use_rsid=False, whitelist=None, skip_palindromic=False, liftover_conversion=None):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samples(path):</text:p>
          </table:table-cell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bgen_reader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misc import Genomics</text:p>
          </table:table-cell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3" office:value-type="string" calcext:value-type="string">
            <text:p>V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table:number-columns-repeated="2" office:value-type="string" calcext:value-type="string">
            <text:p>V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3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4" office:value-type="string" calcext:value-type="string">
            <text:p>V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9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21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4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6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variant in variants.itertuples()</text:p>
          </table:table-cell>
          <table:table-cell office:value-type="string" calcext:value-type="string">
            <text:p>variant is not Non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use_rsid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force_colon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alleles) &gt; 2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kip_palindromic and Genomics.is_palindromic(allele_0,allele_1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iftover_conversion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chr == 'NA') or (pos == 'NA'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variant_mapping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dict_mapping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varid in variant_mapping)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whitelist and (not (varid in whitelist))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v['phased'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mplements: for l in bgen_file_geno_lines(file,variant_mapping=variant_mapping,force_colon=force_colon,use_rsid=use_rsid,whitelist=whitelist,skip_palindromic=skip_palindromic,liftover_conversion=liftover_conversion)</text:p>
          </table:table-cell>
          <table:table-cell office:value-type="string" calcext:value-type="string">
            <text:p>l is not None</text:p>
          </table:table-cell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ging.log(9,'Processing bgen %s',file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gen = bgen_reader.read_bgen(file)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nts = bgen['variants']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ct_mapping = ((variant_mapping is not None) and (type(variant_mapping) == dict))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variant in variants.itertuples()</text:p>
          </table:table-cell>
          <table:table-cell office:value-type="string" calcext:value-type="string">
            <text:p>xXx__iter_2=iter(variants.itertuples())</text:p>
          </table:table-cell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table:number-columns-repeated="5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variant in variants.itertuples()</text:p>
          </table:table-cell>
          <table:table-cell office:value-type="string" calcext:value-type="string">
            <text:p>variant=next(xXx__iter_2,Non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d = variant.rsid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d = variant.id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d = varid.replace('_',':'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lleles = variant.allele_ids.split(','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ogging.info('variant %s is multiallelic, skipping',varid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(allele_0, allele_1) = (alleles[0], alleles[1]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os = variant.pos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r = variant.chrom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chr_, pos_) = (chr, pos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(chr, pos) = liftover_conversion(chr,pos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arid_ = varid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arid = variant_mapping[varid]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aise RuntimeError("BGEN code doessn't support variant mapping through a method"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 = bgen['genotype'][variant.Index].compute(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 = numpy.apply_along_axis((lambda x: (x[1] + x[3])),1,numpy.array(v['probs'],dtype=numpy.float)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 = numpy.apply_along_axis((lambda x: (x[1] + (x[2] * 2))),1,numpy.array(v['probs'],dtype=numpy.float))</text:p>
          </table:table-cell>
        </table:table-row>
        <table:table-row table:style-name="ro3">
          <table:table-cell table:number-columns-repeated="21"/>
          <table:table-cell table:number-columns-repeated="2" office:value-type="string" calcext:value-type="string">
            <text:p>2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(yield ((varid, chr, pos, allele_0, allele_1, (numpy.mean(d) / 2)) + tuple(d))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ogging.log(9,'Processing bgens'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xXx__iter_32=iter(files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=next(xXx__iter_32,None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Implements: for l in bgen_file_geno_lines(file,variant_mapping=variant_mapping,force_colon=force_colon,use_rsid=use_rsid,whitelist=whitelist,skip_palindromic=skip_palindromic,liftover_conversion=liftover_conversion)</text:p>
          </table:table-cell>
          <table:table-cell office:value-type="string" calcext:value-type="string">
            <text:p>xXx__iter_33=iter(bgen_file_geno_lines(file,variant_mapping=variant_mapping,force_colon=force_colon,use_rsid=use_rsid,whitelist=whitelist,skip_palindromic=skip_palindromic,liftover_conversion=liftover_conversion)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Implements: for l in bgen_file_geno_lines(file,variant_mapping=variant_mapping,force_colon=force_colon,use_rsid=use_rsid,whitelist=whitelist,skip_palindromic=skip_palindromic,liftover_conversion=liftover_conversion)</text:p>
          </table:table-cell>
          <table:table-cell office:value-type="string" calcext:value-type="string">
            <text:p>l=next(xXx__iter_33,None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(yield l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ogging.info('Opening bgen to get samples'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gen = bgen_reader.read_bgen(path,verbose=False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amples = bgen['samples'].values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amples = pandas.DataFrame({'FID':samples, 'IID':samples})[['FID', 'IID']]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turn samples</text:p>
          </table:table-cell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9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2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BGENGenotype.$A$77" table:cell-range-address="$BGENGenotype.$A$77:.$AF$111"/>
          <table:named-range table:name="ACTIONELSE" table:base-cell-address="$BGENGenotype.$A$114" table:cell-range-address="$BGENGenotype.$A$114:.$AF$114"/>
          <table:named-range table:name="ACTIONEXCEPT" table:base-cell-address="$BGENGenotype.$A$113" table:cell-range-address="$BGENGenotype.$A$113:.$AF$113"/>
          <table:named-range table:name="ACTIONFINALLY" table:base-cell-address="$BGENGenotype.$A$115" table:cell-range-address="$BGENGenotype.$A$115:.$AF$115"/>
          <table:named-range table:name="ACTIONTRY" table:base-cell-address="$BGENGenotype.$A$112" table:cell-range-address="$BGENGenotype.$A$112:.$AF$112"/>
          <table:named-range table:name="CLASS" table:base-cell-address="$BGENGenotype.$A$34" table:cell-range-address="$BGENGenotype.$A$34:.$AF$34"/>
          <table:named-range table:name="CONDITION" table:base-cell-address="$BGENGenotype.$A$61" table:cell-range-address="$BGENGenotype.$A$61:.$AF$75"/>
          <table:named-range table:name="EVENT" table:base-cell-address="$BGENGenotype.$A$45" table:cell-range-address="$BGENGenotype.$A$45:.$AF$60"/>
          <table:named-range table:name="EXCEPT" table:base-cell-address="$BGENGenotype.$A$33" table:cell-range-address="$BGENGenotype.$A$33:.$AF$33"/>
          <table:named-range table:name="EXCEPTION" table:base-cell-address="$BGENGenotype.$A$76" table:cell-range-address="$BGENGenotype.$A$76:.$AF$76"/>
          <table:named-range table:name="INCLUDE" table:base-cell-address="$BGENGenotype.$A$39" table:cell-range-address="$BGENGenotype.$A$39:.$AF$44"/>
          <table:named-range table:name="METHOD" table:base-cell-address="$BGENGenotype.$A$35" table:cell-range-address="$BGENGenotype.$A$35:.$AF$38"/>
          <table:named-range table:name="NEXT" table:base-cell-address="$BGENGenotype.$A$32" table:cell-range-address="$BGENGenotype.$A$32:.$AF$32"/>
          <table:named-range table:name="RULE" table:base-cell-address="$BGENGenotype.$A$2" table:cell-range-address="$BGENGenotype.$A$2:.$AF$31"/>
        </table:named-expressions>
      </table:table>
      <table:table table:name="Helper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7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2.67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number-columns-repeated="5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7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gtex_snp(gtex_snp_file, gtex_release_version):</text:p>
          </table:table-cell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.. import Exceptions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..misc import KeyedDataSource</text:p>
          </table:table-cell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5"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gtex_release_version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gtex_release_version.lower() == 'v7'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gtex_release_version.lower() == 'v8'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gtex_release_version.lower() == 'model_training_v7')</text:p>
          </table:table-cell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__author__ = 'alvaro barbeira'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tex_snp = KeyedDataSource.load_data(gtex_snp_file,'VariantID','RS_ID_dbSNP142_CHG37p13',numeric=Fals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tex_snp = KeyedDataSource.load_data(gtex_snp_file,'variant_id','rs_id_dbSNP147_GRCh37p13',numeric=False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tex_snp = KeyedDataSource.load_data(gtex_snp_file,'variant_id','rs_id_dbSNP150_GRCh38p7',numeric=False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tex_snp = KeyedDataSource.load_data(gtex_snp_file,'varID','rsid_dbSNP150',numeric=Fals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aise Exceptions.InvalidArguments('Unsupported GTEx release version')</text:p>
          </table:table-cell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turn gtex_snp</text:p>
          </table:table-cell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7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10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Helpers.$A$28" table:cell-range-address="$Helpers.$A$28:.$J$35"/>
          <table:named-range table:name="ACTIONELSE" table:base-cell-address="$Helpers.$A$38" table:cell-range-address="$Helpers.$A$38:.$J$38"/>
          <table:named-range table:name="ACTIONEXCEPT" table:base-cell-address="$Helpers.$A$37" table:cell-range-address="$Helpers.$A$37:.$J$37"/>
          <table:named-range table:name="ACTIONFINALLY" table:base-cell-address="$Helpers.$A$39" table:cell-range-address="$Helpers.$A$39:.$J$39"/>
          <table:named-range table:name="ACTIONTRY" table:base-cell-address="$Helpers.$A$36" table:cell-range-address="$Helpers.$A$36:.$J$36"/>
          <table:named-range table:name="CLASS" table:base-cell-address="$Helpers.$A$12" table:cell-range-address="$Helpers.$A$12:.$J$12"/>
          <table:named-range table:name="CONDITION" table:base-cell-address="$Helpers.$A$22" table:cell-range-address="$Helpers.$A$22:.$J$26"/>
          <table:named-range table:name="EVENT" table:base-cell-address="$Helpers.$A$18" table:cell-range-address="$Helpers.$A$18:.$J$21"/>
          <table:named-range table:name="EXCEPT" table:base-cell-address="$Helpers.$A$11" table:cell-range-address="$Helpers.$A$11:.$J$11"/>
          <table:named-range table:name="EXCEPTION" table:base-cell-address="$Helpers.$A$27" table:cell-range-address="$Helpers.$A$27:.$J$27"/>
          <table:named-range table:name="INCLUDE" table:base-cell-address="$Helpers.$A$15" table:cell-range-address="$Helpers.$A$15:.$J$17"/>
          <table:named-range table:name="METHOD" table:base-cell-address="$Helpers.$A$13" table:cell-range-address="$Helpers.$A$13:.$J$14"/>
          <table:named-range table:name="NEXT" table:base-cell-address="$Helpers.$A$10" table:cell-range-address="$Helpers.$A$10:.$J$10"/>
          <table:named-range table:name="RULE" table:base-cell-address="$Helpers.$A$2" table:cell-range-address="$Helpers.$A$2:.$J$9"/>
        </table:named-expressions>
      </table:table>
      <table:table table:name="GenotypeAnalysis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4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7.6299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6</text:p>
          </table:table-cell>
          <table:table-cell table:number-columns-repeated="6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5</text:p>
          </table:table-cell>
          <table:table-cell table:number-columns-repeated="3"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9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4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14" office:value-type="string" calcext:value-type="string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GenotypeAnalysisContext(object):</text:p>
          </table:table-cell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3" office:value-type="string" calcext:value-type="string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metadata, dosage, model_manager, standardize=False):</text:p>
          </table:table-cell>
        </table:table-row>
        <table:table-row table:style-name="ro3">
          <table:table-cell table:number-columns-repeated="5"/>
          <table:table-cell table:number-columns-repeated="5" office:value-type="string" calcext:value-type="string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standardise_data(self):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genes(self):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et_rsids(self, gene=None):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get_model_labels(self, gene=None):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get_models(self, gene=None):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get_dosage(self, rsid):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numpify(d):</text:p>
          </table:table-cell>
        </table:table-row>
        <table:table-row table:style-name="ro3">
          <table:table-cell table:number-columns-repeated="16"/>
          <table:table-cell table:number-columns-repeated="3" office:value-type="string" calcext:value-type="string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get_prediction_variance(context, gene):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format_prediction_variance_results(results):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get_prediction_covariance(context, gene):</text:p>
          </table:table-cell>
        </table:table-row>
        <table:table-row table:style-name="ro3">
          <table:table-cell table:number-columns-repeated="21"/>
          <table:table-cell table:number-columns-repeated="3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format_prediction_covariance_results(results):</text:p>
          </table:table-cell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numpy import dot as _d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.. import MatrixManager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. import MatrixManager2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misc import Math</text:p>
          </table:table-cell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V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8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2"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standardize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string" calcext:value-type="string">
            <text:p>Implements: for (k, v) in self.dosage.items()</text:p>
          </table:table-cell>
          <table:table-cell office:value-type="string" calcext:value-type="string">
            <text:p>(k, v) is not None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v is None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label in labels</text:p>
          </table:table-cell>
          <table:table-cell office:value-type="string" calcext:value-type="string">
            <text:p>label is not None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result in results</text:p>
          </table:table-cell>
          <table:table-cell office:value-type="string" calcext:value-type="string">
            <text:p>result is not None</text:p>
          </table:table-cell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f.metadata = metadat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dosage = numpify(dosag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f.model_manager = model_manag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f.standardise_data(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 = {}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jected = set(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3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string" calcext:value-type="string">
            <text:p>Implements: for (k, v) in self.dosage.items()</text:p>
          </table:table-cell>
          <table:table-cell office:value-type="string" calcext:value-type="string">
            <text:p>xXx__iter_6=iter(self.dosage.items()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string" calcext:value-type="string">
            <text:p>2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(k, v) in self.dosage.items()</text:p>
          </table:table-cell>
          <table:table-cell office:value-type="string" calcext:value-type="string">
            <text:p>(k, v)=next(xXx__iter_6,Non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 = Math.standardize(v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jected.add(k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[k] = v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lf.dosage = d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2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lf.metadata = self.metadata[(~ self.metadata.rsid.isin(rejected))]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ogging.log(7,'getting snps in dosage'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osage_snps = set(self.dosage.keys()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gging.log(7,'getting genes for snps'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nes = self.model_manager.get_implicated_genes(dosage_snps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ogging.log(7,'returning genes'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6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turn genes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del_snps = self.model_manager.get_rsids(gene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nps = dosage_snps.intersection(model_snps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4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turn set(snps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turn self.model_manager.get_model_labels(gene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turn self.model_manager.get_models(gen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turn self.dosage[rsid]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turn {k:numpy.array(v,dtype=numpy.float64) for (k, v) in d.items()}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abels = context.get_model_labels(gene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dels = context.get_models(gene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nps = context.get_rsids(gene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sults = []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Implements: for label in labels</text:p>
          </table:table-cell>
          <table:table-cell office:value-type="string" calcext:value-type="string">
            <text:p>xXx__iter_18=iter(labels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string" calcext:value-type="string">
            <text:p>Implements: for label in labels</text:p>
          </table:table-cell>
          <table:table-cell office:value-type="string" calcext:value-type="string">
            <text:p>label=next(xXx__iter_18,None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odel = models.loc[label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odel_snps = [x for x in model.index.values if (x in snps)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_snps = len(model_snps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4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T = [(context.get_dosage(l) * model.loc[l].weight) for l in model_snps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5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T = numpy.sum(T,axis=0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6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 = numpy.var(T,ddof=1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7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sults.append((gene, label, v, n_snps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 results</text:p>
          </table:table-cell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VARIANCE_COLUMNS = ['gene', 'model', 'variance', 'n_snps']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sults = Utilities.to_dataframe(results,VARIANCE_COLUMNS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sults = results.sort_values(by=['gene', 'model']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3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sults = results.fillna('NA'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nps = sorted(context.get_rsids(gene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X = [context.get_dosage(x) for x in snps]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3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ov = numpy.cov(X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turn (gene, snps, cov)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OVARIANCE_COLUMNS = ['GENE', 'RSID1', 'RSID2', 'VALUE']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lat = []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Implements: for result in results</text:p>
          </table:table-cell>
          <table:table-cell office:value-type="string" calcext:value-type="string">
            <text:p>xXx__iter_23=iter(results)</text:p>
          </table:table-cell>
        </table:table-row>
        <table:table-row table:style-name="ro3">
          <table:table-cell table:number-columns-repeated="21"/>
          <table:table-cell table:number-columns-repeated="2" office:value-type="string" calcext:value-type="string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mplements: for result in results</text:p>
          </table:table-cell>
          <table:table-cell office:value-type="string" calcext:value-type="string">
            <text:p>result=next(xXx__iter_23,None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data = MatrixManager._flatten_matrix_data([result]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lat.extend(data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ata = Utilities.to_dataframe(flat,COVARIANCE_COLUMNS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ata = data.fillna('NA'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data = data.sort_values(by=COVARIANCE_COLUMNS[0:2]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turn data</text:p>
          </table:table-cell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4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7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enotypeAnalysis.$A$79" table:cell-range-address="$GenotypeAnalysis.$A$79:.$AA$137"/>
          <table:named-range table:name="ACTIONELSE" table:base-cell-address="$GenotypeAnalysis.$A$140" table:cell-range-address="$GenotypeAnalysis.$A$140:.$AA$140"/>
          <table:named-range table:name="ACTIONEXCEPT" table:base-cell-address="$GenotypeAnalysis.$A$139" table:cell-range-address="$GenotypeAnalysis.$A$139:.$AA$139"/>
          <table:named-range table:name="ACTIONFINALLY" table:base-cell-address="$GenotypeAnalysis.$A$141" table:cell-range-address="$GenotypeAnalysis.$A$141:.$AA$141"/>
          <table:named-range table:name="ACTIONTRY" table:base-cell-address="$GenotypeAnalysis.$A$138" table:cell-range-address="$GenotypeAnalysis.$A$138:.$AA$138"/>
          <table:named-range table:name="CLASS" table:base-cell-address="$GenotypeAnalysis.$A$29" table:cell-range-address="$GenotypeAnalysis.$A$29:.$AA$30"/>
          <table:named-range table:name="CONDITION" table:base-cell-address="$GenotypeAnalysis.$A$72" table:cell-range-address="$GenotypeAnalysis.$A$72:.$AA$77"/>
          <table:named-range table:name="EVENT" table:base-cell-address="$GenotypeAnalysis.$A$52" table:cell-range-address="$GenotypeAnalysis.$A$52:.$AA$71"/>
          <table:named-range table:name="EXCEPT" table:base-cell-address="$GenotypeAnalysis.$A$28" table:cell-range-address="$GenotypeAnalysis.$A$28:.$AA$28"/>
          <table:named-range table:name="EXCEPTION" table:base-cell-address="$GenotypeAnalysis.$A$78" table:cell-range-address="$GenotypeAnalysis.$A$78:.$AA$78"/>
          <table:named-range table:name="INCLUDE" table:base-cell-address="$GenotypeAnalysis.$A$44" table:cell-range-address="$GenotypeAnalysis.$A$44:.$AA$51"/>
          <table:named-range table:name="METHOD" table:base-cell-address="$GenotypeAnalysis.$A$31" table:cell-range-address="$GenotypeAnalysis.$A$31:.$AA$43"/>
          <table:named-range table:name="NEXT" table:base-cell-address="$GenotypeAnalysis.$A$27" table:cell-range-address="$GenotypeAnalysis.$A$27:.$AA$27"/>
          <table:named-range table:name="RULE" table:base-cell-address="$GenotypeAnalysis.$A$2" table:cell-range-address="$GenotypeAnalysis.$A$2:.$AA$26"/>
        </table:named-expressions>
      </table:table>
      <table:table table:name="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11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3.83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6</text:p>
          </table:table-cell>
          <table:table-cell table:number-columns-repeated="2"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4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11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GF(object):</text:p>
          </table:table-cell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9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force_mapped_metadata(generator, sep):</text:p>
          </table:table-cell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..misc import GWASAndModels</text:p>
          </table:table-cell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line in generator</text:p>
          </table:table-cell>
          <table:table-cell office:value-type="string" calcext:value-type="string">
            <text:p>line is not Non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not allele_swap) or (not strand_swap)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trand_swap == (- 1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allele_swap == (- 1))</text:p>
          </table:table-cell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ID = 0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ROMOSOME = 1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SITION = 2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F_ALLELE = 3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T_ALLELE = 4</text:p>
          </table:table-cell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EQUENCY = 5</text:p>
          </table:table-cell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RST_DOSAGE = 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line in generator</text:p>
          </table:table-cell>
          <table:table-cell office:value-type="string" calcext:value-type="string">
            <text:p>xXx__iter_3=iter(generato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line in generator</text:p>
          </table:table-cell>
          <table:table-cell office:value-type="string" calcext:value-type="string">
            <text:p>line=next(xXx__iter_3,Non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rid = line[GF.RSID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allele_0, allele_1) = (line[GF.REF_ALLELE], line[GF.ALT_ALLELE]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mps = varid.split(sep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 = line[GF.FREQUENCY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 = line[GF.FIRST_DOSAGE: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allele_swap, strand_swap) = GWASAndModels.match_alleles(allele_0,allele_1,comps[2],comps[3]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os = int(comps[1]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hr = comps[0]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llele_0 = comps[2]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lele_1 = comps[3]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allele_0, allele_1) = (allele_1, allele_0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 = (1 - f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 = tuple(map((lambda x: (2 - x)),d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(yield ((varid, chr, pos, allele_0, allele_1, f) + d))</text:p>
          </table:table-cell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11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14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enotype.$A$36" table:cell-range-address="$Genotype.$A$36:.$N$59"/>
          <table:named-range table:name="ACTIONELSE" table:base-cell-address="$Genotype.$A$62" table:cell-range-address="$Genotype.$A$62:.$N$62"/>
          <table:named-range table:name="ACTIONEXCEPT" table:base-cell-address="$Genotype.$A$61" table:cell-range-address="$Genotype.$A$61:.$N$61"/>
          <table:named-range table:name="ACTIONFINALLY" table:base-cell-address="$Genotype.$A$63" table:cell-range-address="$Genotype.$A$63:.$N$63"/>
          <table:named-range table:name="ACTIONTRY" table:base-cell-address="$Genotype.$A$60" table:cell-range-address="$Genotype.$A$60:.$N$60"/>
          <table:named-range table:name="CLASS" table:base-cell-address="$Genotype.$A$16" table:cell-range-address="$Genotype.$A$16:.$N$17"/>
          <table:named-range table:name="CONDITION" table:base-cell-address="$Genotype.$A$30" table:cell-range-address="$Genotype.$A$30:.$N$34"/>
          <table:named-range table:name="EVENT" table:base-cell-address="$Genotype.$A$22" table:cell-range-address="$Genotype.$A$22:.$N$29"/>
          <table:named-range table:name="EXCEPT" table:base-cell-address="$Genotype.$A$15" table:cell-range-address="$Genotype.$A$15:.$N$15"/>
          <table:named-range table:name="EXCEPTION" table:base-cell-address="$Genotype.$A$35" table:cell-range-address="$Genotype.$A$35:.$N$35"/>
          <table:named-range table:name="INCLUDE" table:base-cell-address="$Genotype.$A$20" table:cell-range-address="$Genotype.$A$20:.$N$21"/>
          <table:named-range table:name="METHOD" table:base-cell-address="$Genotype.$A$18" table:cell-range-address="$Genotype.$A$18:.$N$19"/>
          <table:named-range table:name="NEXT" table:base-cell-address="$Genotype.$A$14" table:cell-range-address="$Genotype.$A$14:.$N$14"/>
          <table:named-range table:name="RULE" table:base-cell-address="$Genotype.$A$2" table:cell-range-address="$Genotype.$A$2:.$N$13"/>
        </table:named-expressions>
      </table:table>
      <table:table table:name="GeneExpressionMatrixManager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47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4.3382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2" calcext:value-type="float">
            <text:p>32</text:p>
          </table:table-cell>
          <table:table-cell office:value-type="string" calcext:value-type="string">
            <text:p>##Like 'GeneExpressionMatrixManager', but relying on faster implementation.</text:p>
          </table:table-cell>
          <table:table-cell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number-columns-repeated="3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3">
          <table:table-cell table:number-columns-repeated="3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3">
          <table:table-cell table:number-columns-repeated="3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4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number-columns-repeated="4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number-columns-repeated="4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3">
          <table:table-cell table:number-columns-repeated="4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table:number-columns-repeated="44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number-columns-repeated="45"/>
          <table:table-cell office:value-type="string" calcext:value-type="string">
            <text:p>x</text:p>
          </table:table-cell>
          <table:table-cell table:style-name="ce70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table:number-columns-repeated="46"/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table:number-columns-repeated="5" table:style-name="ce64" office:value-type="string" calcext:value-type="string">
            <text:p>0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9</text:p>
          </table:table-cell>
          <table:table-cell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10</text:p>
          </table:table-cell>
          <table:table-cell table:number-columns-repeated="2" table:style-name="ce64" office:value-type="string" calcext:value-type="string">
            <text:p>11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12</text:p>
          </table:table-cell>
          <table:table-cell table:number-columns-repeated="2" table:style-name="ce64" office:value-type="string" calcext:value-type="string">
            <text:p>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7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9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0</text:p>
          </table:table-cell>
          <table:table-cell table:number-columns-repeated="6" table:style-name="ce64" office:value-type="string" calcext:value-type="string">
            <text:p>0</text:p>
          </table:table-cell>
          <table:table-cell table:style-name="ce64" office:value-type="string" calcext:value-type="string">
            <text:p>26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2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29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0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1</text:p>
          </table:table-cell>
          <table:table-cell table:number-columns-repeated="2"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47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table:number-columns-repeated="3" office:value-type="string" calcext:value-type="string">
            <text:p>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GeneExpressionMatrixManager(object):</text:p>
          </table:table-cell>
        </table:table-row>
        <table:table-row table:style-name="ro3">
          <table:table-cell table:number-columns-repeated="31"/>
          <table:table-cell table:number-columns-repeated="3" office:value-type="string" calcext:value-type="string">
            <text:p>0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 _GeneExpressionMatrixManager(object):</text:p>
          </table:table-cell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__init__(self, snp_covariance, model_manager):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et(self, gene, tissues):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_build_matrix(gene, models, matrix_manager, tissues, variances, coef_method):</text:p>
          </table:table-cell>
        </table:table-row>
        <table:table-row table:style-name="ro3">
          <table:table-cell table:number-columns-repeated="5"/>
          <table:table-cell table:number-columns-repeated="13" office:value-type="string" calcext:value-type="string">
            <text:p>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_build_matrix_entries(gene, models, matrix_manager, tissues, variances, coef_method):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_get_variances(models, matrix_manager, gene):</text:p>
          </table:table-cell>
        </table:table-row>
        <table:table-row table:style-name="ro3">
          <table:table-cell table:number-columns-repeated="19"/>
          <table:table-cell table:number-columns-repeated="3" office:value-type="string" calcext:value-type="string">
            <text:p>0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get_variance(models, matrix_manager, gene, tissue):</text:p>
          </table:table-cell>
        </table:table-row>
        <table:table-row table:style-name="ro3">
          <table:table-cell table:number-columns-repeated="22"/>
          <table:table-cell table:number-columns-repeated="9" office:value-type="string" calcext:value-type="string">
            <text:p>0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f _get_coef(gene, models, matrix_manager, variances, t1, t2):</text:p>
          </table:table-cell>
        </table:table-row>
        <table:table-row table:style-name="ro3">
          <table:table-cell table:number-columns-repeated="32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f __init__(self, snp_covariance, model_manager):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f get(self, gene, tissues):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0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ef _get_variances_2(models, matrix_manager, gene):</text:p>
          </table:table-cell>
        </table:table-row>
        <table:table-row table:style-name="ro3">
          <table:table-cell table:number-columns-repeated="35"/>
          <table:table-cell table:number-columns-repeated="3" office:value-type="string" calcext:value-type="string">
            <text:p>0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ef _get_variance_2(models, matrix_manager, gene, tissue):</text:p>
          </table:table-cell>
        </table:table-row>
        <table:table-row table:style-name="ro3">
          <table:table-cell table:number-columns-repeated="38"/>
          <table:table-cell table:number-columns-repeated="9" office:value-type="string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f _get_coef_2(gene, models, matrix_manager, variances, t1, t2):</text:p>
          </table:table-cell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numpy import dot as _d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.. import MatrixManager2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om .. import MatrixManager</text:p>
          </table:table-cell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</text:p>
          </table:table-cell>
          <table:table-cell table:number-columns-repeated="4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S</text:p>
          </table:table-cell>
          <table:table-cell table:number-columns-repeated="41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8"/>
          <table:table-cell table:number-columns-repeated="2" office:value-type="string" calcext:value-type="string">
            <text:p>V</text:p>
          </table:table-cell>
          <table:table-cell table:number-columns-repeated="37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0"/>
          <table:table-cell table:number-columns-repeated="2" office:value-type="string" calcext:value-type="string">
            <text:p>V</text:p>
          </table:table-cell>
          <table:table-cell table:number-columns-repeated="3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2" office:value-type="string" calcext:value-type="string">
            <text:p>V</text:p>
          </table:table-cell>
          <table:table-cell table:number-columns-repeated="3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4"/>
          <table:table-cell table:number-columns-repeated="2" office:value-type="string" calcext:value-type="string">
            <text:p>V</text:p>
          </table:table-cell>
          <table:table-cell table:number-columns-repeated="31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6"/>
          <table:table-cell table:number-columns-repeated="2" office:value-type="string" calcext:value-type="string">
            <text:p>V</text:p>
          </table:table-cell>
          <table:table-cell table:number-columns-repeated="29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S</text:p>
          </table:table-cell>
          <table:table-cell table:number-columns-repeated="28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S</text:p>
          </table:table-cell>
          <table:table-cell table:number-columns-repeated="27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25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2" office:value-type="string" calcext:value-type="string">
            <text:p>V</text:p>
          </table:table-cell>
          <table:table-cell table:number-columns-repeated="2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number-columns-repeated="2" office:value-type="string" calcext:value-type="string">
            <text:p>V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7"/>
          <table:table-cell table:number-columns-repeated="2" office:value-type="string" calcext:value-type="string">
            <text:p>V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S</text:p>
          </table:table-cell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S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33"/>
          <table:table-cell office:value-type="string" calcext:value-type="string">
            <text:p>S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34"/>
          <table:table-cell office:value-type="string" calcext:value-type="string">
            <text:p>S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35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6"/>
          <table:table-cell table:number-columns-repeated="2" office:value-type="string" calcext:value-type="string">
            <text:p>V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38"/>
          <table:table-cell office:value-type="string" calcext:value-type="string">
            <text:p>S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39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41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43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45"/>
          <table:table-cell table:number-columns-repeated="2"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i in range(0,len(tissues))</text:p>
          </table:table-cell>
          <table:table-cell office:value-type="string" calcext:value-type="string">
            <text:p>i is not None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string" calcext:value-type="string">
            <text:p>Implements: for j in range(i,len(tissues))</text:p>
          </table:table-cell>
          <table:table-cell office:value-type="string" calcext:value-type="string">
            <text:p>j is not Non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t1 in coefs)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3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t2 in coefs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value is None) or (value is numpy.nan)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t1 in _t)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snps) == 0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snps_1) == 0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snps_2) == 0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len(s1) == 0) or (len(s2) == 0)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denom == 0)</text:p>
          </table:table-cell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f.snp_covariance_manager = MatrixManager2.MatrixManager2(snp_covariance,MatrixManager.GENE_SNP_COVARIANCE_DEFINITION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9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lf.model_manager = model_manag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9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dels = self.model_manager.get_models(gen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dels = models.loc[tissues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issues = sorted(set(models.index.get_level_values(0).values)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4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riances = _get_variances(models,self.snp_covariance_manager,gen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5</text:p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(tissues, matrix) = _build_matrix(gene,models,self.snp_covariance_manager,tissues,variances,_get_coef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6</text:p>
          </table:table-cell>
          <table:table-cell table:number-columns-repeated="29"/>
          <table:table-cell office:value-type="string" calcext:value-type="string">
            <text:p>7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turn (tissues, matrix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4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(coefs, _tissues) = _build_matrix_entries(gene,models,matrix_manager,tissues,variances,coef_method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table:number-columns-repeated="4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trix = MatrixManager._to_matrix(coefs,_tissues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3</text:p>
          </table:table-cell>
          <table:table-cell table:number-columns-repeated="4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urn (_tissues, matrix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1</text:p>
          </table:table-cell>
          <table:table-cell table:number-columns-repeated="41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efs = {}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2</text:p>
          </table:table-cell>
          <table:table-cell table:number-columns-repeated="41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_t = set(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3</text:p>
          </table:table-cell>
          <table:table-cell table:number-columns-repeated="41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_tissues = []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4</text:p>
          </table:table-cell>
          <table:table-cell table:number-columns-repeated="41"/>
          <table:table-cell office:value-type="float" office:value="15" calcext:value-type="float">
            <text:p>15</text:p>
          </table:table-cell>
          <table:table-cell office:value-type="string" calcext:value-type="string">
            <text:p>Implements: for i in range(0,len(tissues))</text:p>
          </table:table-cell>
          <table:table-cell office:value-type="string" calcext:value-type="string">
            <text:p>xXx__iter_6=iter(range(0,len(tissues)))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37"/>
          <table:table-cell office:value-type="float" office:value="16" calcext:value-type="float">
            <text:p>16</text:p>
          </table:table-cell>
          <table:table-cell office:value-type="string" calcext:value-type="string">
            <text:p>Implements: for i in range(0,len(tissues))</text:p>
          </table:table-cell>
          <table:table-cell office:value-type="string" calcext:value-type="string">
            <text:p>i=next(xXx__iter_6,Non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40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j in range(i,len(tissues))</text:p>
          </table:table-cell>
          <table:table-cell office:value-type="string" calcext:value-type="string">
            <text:p>xXx__iter_7=iter(range(i,len(tissues))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7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18" calcext:value-type="float">
            <text:p>18</text:p>
          </table:table-cell>
          <table:table-cell office:value-type="string" calcext:value-type="string">
            <text:p>Implements: for j in range(i,len(tissues))</text:p>
          </table:table-cell>
          <table:table-cell office:value-type="string" calcext:value-type="string">
            <text:p>j=next(xXx__iter_7,None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38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1 = tissues[i]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38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2 = tissues[j]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3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efs[t1] = {}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34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oefs[t2] = {}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alue = coef_method(gene,models,matrix_manager,variances,t1,t2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oefs[t1][t2] = value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efs[t2][t1] = value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_t.add(t1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_tissues.append(t1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turn (coefs, _tissues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28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tissues = models.index.get_level_values(0).values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28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ariances = {t:_get_variance(models,matrix_manager,gene,t) for t in tissues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3</text:p>
          </table:table-cell>
          <table:table-cell table:number-columns-repeated="15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ariances = {k:v for (k, v) in variances.items() if (v is not None)}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4</text:p>
          </table:table-cell>
          <table:table-cell table:number-columns-repeated="15"/>
          <table:table-cell office:value-type="string" calcext:value-type="string">
            <text:p>4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turn variances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odel = models.loc[tissue]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nps = set(model.index.get_level_values(0).values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3</text:p>
          </table:table-cell>
          <table:table-cell table:number-columns-repeated="15"/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(snps, matrix) = matrix_manager.get(gene,snps,strict_whitelist=False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turn None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weights = model.loc[snps].weight.values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2</text:p>
          </table:table-cell>
          <table:table-cell table:number-columns-repeated="15"/>
          <table:table-cell office:value-type="string" calcext:value-type="string">
            <text:p>2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ariance = _d(_d(weights,matrix),weights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3</text:p>
          </table:table-cell>
          <table:table-cell table:number-columns-repeated="15"/>
          <table:table-cell office:value-type="string" calcext:value-type="string">
            <text:p>3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ariance = numpy.float64(variance)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4</text:p>
          </table:table-cell>
          <table:table-cell table:number-columns-repeated="15"/>
          <table:table-cell office:value-type="string" calcext:value-type="string">
            <text:p>4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turn variance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odel_1 = models.loc[t1]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snps_1 = set(model_1.index.get_level_values(0)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model_2 = models.loc[t2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nps_2 = set(model_2.index.get_level_values(0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(s1, s2, matrix) = matrix_manager.get_2(gene,snps_1,snps_2)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w1 = model_1.loc[s1].weight.values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w2 = model_2.loc[s2].weight.values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3</text:p>
          </table:table-cell>
          <table:table-cell table:number-columns-repeated="15"/>
          <table:table-cell office:value-type="string" calcext:value-type="string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denom = numpy.float64(numpy.sqrt((variances[t1] * variances[t2]))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turn numpy.nan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1</text:p>
          </table:table-cell>
          <table:table-cell table:number-columns-repeated="15"/>
          <table:table-cell office:value-type="string" calcext:value-type="string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um = numpy.float64(_d(_d(w1,matrix),w2)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2</text:p>
          </table:table-cell>
          <table:table-cell table:number-columns-repeated="15"/>
          <table:table-cell office:value-type="string" calcext:value-type="string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oef = (num / denom)</text:p>
          </table:table-cell>
        </table:table-row>
        <table:table-row table:style-name="ro3">
          <table:table-cell table:number-columns-repeated="30"/>
          <table:table-cell office:value-type="string" calcext:value-type="string">
            <text:p>3</text:p>
          </table:table-cell>
          <table:table-cell table:number-columns-repeated="15"/>
          <table:table-cell office:value-type="string" calcext:value-type="string">
            <text:p>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turn coef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t = set(tissues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odels = {k:v for (k, v) in models.items() if (k in t)}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tissues = sorted(set(models.keys())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5</text:p>
          </table:table-cell>
          <table:table-cell table:number-columns-repeated="13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variances = _get_variances_2(models,self.snp_covariance_manager,gene)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6</text:p>
          </table:table-cell>
          <table:table-cell table:number-columns-repeated="13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(tissues, matrix) = _build_matrix(gene,models,self.snp_covariance_manager,tissues,variances,_get_coef_2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tissues = list(models.keys())</text:p>
          </table:table-cell>
        </table:table-row>
        <table:table-row table:style-name="ro3">
          <table:table-cell table:number-columns-repeated="34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variances = {t:_get_variance_2(models,matrix_manager,gene,t) for t in tissues}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odel = models[tissue]</text:p>
          </table:table-cell>
        </table:table-row>
        <table:table-row table:style-name="ro3">
          <table:table-cell table:number-columns-repeated="35"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nps = set(model.keys())</text:p>
          </table:table-cell>
        </table:table-row>
        <table:table-row table:style-name="ro3">
          <table:table-cell table:number-columns-repeated="37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weights = numpy.array([model[x] for x in snps],dtype=numpy.float64)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model_1 = models[t1]</text:p>
          </table:table-cell>
        </table:table-row>
        <table:table-row table:style-name="ro3">
          <table:table-cell table:number-columns-repeated="38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nps_1 = set(model_1.keys())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del_2 = models[t2]</text:p>
          </table:table-cell>
        </table:table-row>
        <table:table-row table:style-name="ro3">
          <table:table-cell table:number-columns-repeated="40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snps_2 = set(model_2.keys())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w1 = numpy.array([model_1[x] for x in s1],dtype=numpy.float64)</text:p>
          </table:table-cell>
        </table:table-row>
        <table:table-row table:style-name="ro3">
          <table:table-cell table:number-columns-repeated="44"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w2 = numpy.array([model_2[x] for x in s2],dtype=numpy.float64)</text:p>
          </table:table-cell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47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50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eneExpressionMatrixManager.$A$118" table:cell-range-address="$GeneExpressionMatrixManager.$A$118:.$AX$186"/>
          <table:named-range table:name="ACTIONELSE" table:base-cell-address="$GeneExpressionMatrixManager.$A$189" table:cell-range-address="$GeneExpressionMatrixManager.$A$189:.$AX$189"/>
          <table:named-range table:name="ACTIONEXCEPT" table:base-cell-address="$GeneExpressionMatrixManager.$A$188" table:cell-range-address="$GeneExpressionMatrixManager.$A$188:.$AX$188"/>
          <table:named-range table:name="ACTIONFINALLY" table:base-cell-address="$GeneExpressionMatrixManager.$A$190" table:cell-range-address="$GeneExpressionMatrixManager.$A$190:.$AX$190"/>
          <table:named-range table:name="ACTIONTRY" table:base-cell-address="$GeneExpressionMatrixManager.$A$187" table:cell-range-address="$GeneExpressionMatrixManager.$A$187:.$AX$187"/>
          <table:named-range table:name="CLASS" table:base-cell-address="$GeneExpressionMatrixManager.$A$52" table:cell-range-address="$GeneExpressionMatrixManager.$A$52:.$AX$54"/>
          <table:named-range table:name="CONDITION" table:base-cell-address="$GeneExpressionMatrixManager.$A$105" table:cell-range-address="$GeneExpressionMatrixManager.$A$105:.$AX$116"/>
          <table:named-range table:name="EVENT" table:base-cell-address="$GeneExpressionMatrixManager.$A$73" table:cell-range-address="$GeneExpressionMatrixManager.$A$73:.$AX$104"/>
          <table:named-range table:name="EXCEPT" table:base-cell-address="$GeneExpressionMatrixManager.$A$51" table:cell-range-address="$GeneExpressionMatrixManager.$A$51:.$AX$51"/>
          <table:named-range table:name="EXCEPTION" table:base-cell-address="$GeneExpressionMatrixManager.$A$117" table:cell-range-address="$GeneExpressionMatrixManager.$A$117:.$AX$117"/>
          <table:named-range table:name="INCLUDE" table:base-cell-address="$GeneExpressionMatrixManager.$A$68" table:cell-range-address="$GeneExpressionMatrixManager.$A$68:.$AX$72"/>
          <table:named-range table:name="METHOD" table:base-cell-address="$GeneExpressionMatrixManager.$A$55" table:cell-range-address="$GeneExpressionMatrixManager.$A$55:.$AX$67"/>
          <table:named-range table:name="NEXT" table:base-cell-address="$GeneExpressionMatrixManager.$A$50" table:cell-range-address="$GeneExpressionMatrixManager.$A$50:.$AX$50"/>
          <table:named-range table:name="RULE" table:base-cell-address="$GeneExpressionMatrixManager.$A$2" table:cell-range-address="$GeneExpressionMatrixManager.$A$2:.$AX$49"/>
        </table:named-expressions>
      </table:table>
      <table:table table:name="GTEx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25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7.921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3"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8</text:p>
          </table:table-cell>
          <table:table-cell table:number-columns-repeated="2" table:style-name="ce64" office:value-type="string" calcext:value-type="string">
            <text:p>5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11</text:p>
          </table:table-cell>
          <table:table-cell table:style-name="ce64" office:value-type="string" calcext:value-type="string">
            <text:p>12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1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15</text:p>
          </table:table-cell>
          <table:table-cell table:number-columns-repeated="2" table:style-name="ce64" office:value-type="string" calcext:value-type="string">
            <text:p>13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5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parse_gtex_variant(variant):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gtex_geno_header(gtex_file):</text:p>
          </table:table-cell>
        </table:table-row>
        <table:table-row table:style-name="ro3">
          <table:table-cell table:number-columns-repeated="3"/>
          <table:table-cell table:number-columns-repeated="10" office:value-type="string" calcext:value-type="string">
            <text:p>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tex_geno_lines(gtex_file, gtex_snp_file, snps=None, gtex_release_version=None, impute_to_mean=False):</text:p>
          </table:table-cell>
        </table:table-row>
        <table:table-row table:style-name="ro3">
          <table:table-cell table:number-columns-repeated="13"/>
          <table:table-cell table:number-columns-repeated="1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gtex_geno_by_chromosome(gtex_file, gtex_snp_file, snps=None, gtex_release_version=None, impute_to_mean=False):</text:p>
          </table:table-cell>
        </table:table-row>
        <table:table-row table:style-name="ro3">
          <table:table-cell table:number-columns-repeated="14"/>
          <table:table-cell table:number-columns-repeated="5" office:value-type="string" calcext:value-type="string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_buffer_to_data(buffer):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gzip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io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Genotype import GF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 import Helpers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S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3" office:value-type="string" calcext:value-type="string">
            <text:p>V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2" office:value-type="string" calcext:value-type="string">
            <text:p>V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S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V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9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1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2"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 is not Non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i == 0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not (variant in gtex_snp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nps and (not (rsid in snps)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impute_to_mean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Implements: for i in range(0,len(rsids))</text:p>
          </table:table-cell>
          <table:table-cell office:value-type="string" calcext:value-type="string">
            <text:p>i is not None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rsid in dosage_data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line in gtex_geno_lines(gtex_file,gtex_snp_file,snps,gtex_release_version,impute_to_mean)</text:p>
          </table:table-cell>
          <table:table-cell office:value-type="string" calcext:value-type="string">
            <text:p>line is not None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ast_chr is None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ast_chr != chromosome)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s = variant.split('_'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urn comps[0:4]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string" calcext:value-type="string">
            <text:p>Implements &lt;With io.TextIOWrapper(gzip.open(gtex_file,'r'),newline='') as file&gt;.</text:p>
          </table:table-cell>
          <table:table-cell office:value-type="string" calcext:value-type="string">
            <text:p>file=io.TextIOWrapper(gzip.open(gtex_file,'r'),newline=''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der = file.readline().strip().split(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string" calcext:value-type="string">
            <text:p>Implements &lt;With io.TextIOWrapper(gzip.open(gtex_file,'r'),newline='') as file&gt;.</text:p>
          </table:table-cell>
          <table:table-cell office:value-type="string" calcext:value-type="string">
            <text:p>file.__exit__(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turn header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ogging.log(9,'Loading GTEx snp file'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tex_snp = Helpers.gtex_snp(gtex_snp_file,gtex_release_version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ogging.log(9,'Processing GTEx geno'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5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xXx__iter_7=iter(enumerate(file)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(i, line) in enumerate(file)</text:p>
          </table:table-cell>
          <table:table-cell office:value-type="string" calcext:value-type="string">
            <text:p>(i, line)=next(xXx__iter_7,None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mps = line.strip().split(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ariant = comps[0]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sid = gtex_snp[variant]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ata = parse_gtex_variant(variant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_d = numpy.array([x for x in comps[1:] if (x != 'NA')],dtype=numpy.float64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_m = numpy.mean(_d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3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osage = numpy.array([(x if (x != 'NA') else _m) for x in comps[1:]],dtype=numpy.float64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4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equency = (_m / 2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sage = numpy.array(comps[1:],dtype=numpy.float64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requency = (numpy.mean(dosage) / 2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(yield ((([rsid] + data) + [frequency]) + list(dosage))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uffer = []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2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st_chr = None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_data = list(zip(*buffer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_metadata = _data[0:GF.FIRST_DOSAGE]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3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sids = _metadata[GF.RSID]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hr_ = _metadata[GF.CHROMOSOME][0].replace('chr',''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5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hromosome = int(chr_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6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_metadata = list(zip(*_metadata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metadata = Utilities.to_dataframe(_metadata,['rsid', 'chromosome', 'position', 'ref_allele', 'alt_allele', 'frequency'],to_numeric='ignore'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8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osage = list(zip(*_data[GF.FIRST_DOSAGE:]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osage_data = {}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0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string" calcext:value-type="string">
            <text:p>Implements: for i in range(0,len(rsids))</text:p>
          </table:table-cell>
          <table:table-cell office:value-type="string" calcext:value-type="string">
            <text:p>xXx__iter_23=iter(range(0,len(rsids)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string" calcext:value-type="string">
            <text:p>Implements: for i in range(0,len(rsids))</text:p>
          </table:table-cell>
          <table:table-cell office:value-type="string" calcext:value-type="string">
            <text:p>i=next(xXx__iter_23,None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sid = rsids[i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nd = metadata[(metadata.rsid == rsid)].index.tolist()[0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etadata = metadata.drop(ind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osage_data[rsid] = dosage[i]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etadata['number'] = list(range(0,len(metadata))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2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etadata = metadata.set_index('number'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3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turn (chromosome, metadata, dosage_data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3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logging.log(8,'Starting to process lines'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4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office:value-type="string" calcext:value-type="string">
            <text:p>Implements: for line in gtex_geno_lines(gtex_file,gtex_snp_file,snps,gtex_release_version,impute_to_mean)</text:p>
          </table:table-cell>
          <table:table-cell office:value-type="string" calcext:value-type="string">
            <text:p>xXx__iter_22=iter(gtex_geno_lines(gtex_file,gtex_snp_file,snps,gtex_release_version,impute_to_mean)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5</text:p>
          </table:table-cell>
          <table:table-cell table:number-columns-repeated="9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mplements: for line in gtex_geno_lines(gtex_file,gtex_snp_file,snps,gtex_release_version,impute_to_mean)</text:p>
          </table:table-cell>
          <table:table-cell office:value-type="string" calcext:value-type="string">
            <text:p>line=next(xXx__iter_22,None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hromosome = line[GF.CHROMOSOME]</text:p>
          </table:table-cell>
        </table:table-row>
        <table:table-row table:style-name="ro3">
          <table:table-cell table:number-columns-repeated="21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last_chr = chromosome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(yield _buffer_to_data(buffer))</text:p>
          </table:table-cell>
        </table:table-row>
        <table:table-row table:style-name="ro3">
          <table:table-cell table:number-columns-repeated="23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uffer.append(line)</text:p>
          </table:table-cell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25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28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GTExGenotype.$A$73" table:cell-range-address="$GTExGenotype.$A$73:.$AB$122"/>
          <table:named-range table:name="ACTIONELSE" table:base-cell-address="$GTExGenotype.$A$125" table:cell-range-address="$GTExGenotype.$A$125:.$AB$125"/>
          <table:named-range table:name="ACTIONEXCEPT" table:base-cell-address="$GTExGenotype.$A$124" table:cell-range-address="$GTExGenotype.$A$124:.$AB$124"/>
          <table:named-range table:name="ACTIONFINALLY" table:base-cell-address="$GTExGenotype.$A$126" table:cell-range-address="$GTExGenotype.$A$126:.$AB$126"/>
          <table:named-range table:name="ACTIONTRY" table:base-cell-address="$GTExGenotype.$A$123" table:cell-range-address="$GTExGenotype.$A$123:.$AB$123"/>
          <table:named-range table:name="CLASS" table:base-cell-address="$GTExGenotype.$A$30" table:cell-range-address="$GTExGenotype.$A$30:.$AB$30"/>
          <table:named-range table:name="CONDITION" table:base-cell-address="$GTExGenotype.$A$61" table:cell-range-address="$GTExGenotype.$A$61:.$AB$71"/>
          <table:named-range table:name="EVENT" table:base-cell-address="$GTExGenotype.$A$45" table:cell-range-address="$GTExGenotype.$A$45:.$AB$60"/>
          <table:named-range table:name="EXCEPT" table:base-cell-address="$GTExGenotype.$A$29" table:cell-range-address="$GTExGenotype.$A$29:.$AB$29"/>
          <table:named-range table:name="EXCEPTION" table:base-cell-address="$GTExGenotype.$A$72" table:cell-range-address="$GTExGenotype.$A$72:.$AB$72"/>
          <table:named-range table:name="INCLUDE" table:base-cell-address="$GTExGenotype.$A$37" table:cell-range-address="$GTExGenotype.$A$37:.$AB$44"/>
          <table:named-range table:name="METHOD" table:base-cell-address="$GTExGenotype.$A$31" table:cell-range-address="$GTExGenotype.$A$31:.$AB$36"/>
          <table:named-range table:name="NEXT" table:base-cell-address="$GTExGenotype.$A$28" table:cell-range-address="$GTExGenotype.$A$28:.$AB$28"/>
          <table:named-range table:name="RULE" table:base-cell-address="$GTExGenotype.$A$2" table:cell-range-address="$GTExGenotype.$A$2:.$AB$27"/>
        </table:named-expressions>
      </table:table>
      <table:table table:name="Dosage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33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10.2547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" calcext:value-type="float">
            <text:p>2</text:p>
          </table:table-cell>
          <table:table-cell office:value-type="string" calcext:value-type="string">
            <text:p>##Format of dosage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table:style-name="ce70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2"/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3"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8</text:p>
          </table:table-cell>
          <table:table-cell table:number-columns-repeated="3" table:style-name="ce64" office:value-type="string" calcext:value-type="string">
            <text:p>4</text:p>
          </table:table-cell>
          <table:table-cell table:style-name="ce64" office:value-type="string" calcext:value-type="string">
            <text:p>12</text:p>
          </table:table-cell>
          <table:table-cell table:style-name="ce64" office:value-type="string" calcext:value-type="string">
            <text:p>11</text:p>
          </table:table-cell>
          <table:table-cell table:number-columns-repeated="2" table:style-name="ce64" office:value-type="string" calcext:value-type="string">
            <text:p>0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3</text:p>
          </table:table-cell>
          <table:table-cell table:style-name="ce64" office:value-type="string" calcext:value-type="string">
            <text:p>12</text:p>
          </table:table-cell>
          <table:table-cell table:number-columns-repeated="2" table:style-name="ce64" office:value-type="string" calcext:value-type="string">
            <text:p>1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8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9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4" office:value-type="string" calcext:value-type="string">
            <text:p>20</text:p>
          </table:table-cell>
          <table:table-cell table:number-columns-repeated="2" table:style-name="ce64" office:value-type="string" calcext:value-type="string">
            <text:p>18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33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 DTF():</text:p>
          </table:table-cell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12" office:value-type="string" calcext:value-type="string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dosage_file_geno_lines(file, variant_mapping=None, whitelist=None, skip_palindromic=False, liftover_conversion=None):</text:p>
          </table:table-cell>
        </table:table-row>
        <table:table-row table:style-name="ro3">
          <table:table-cell table:number-columns-repeated="14"/>
          <table:table-cell table:number-columns-repeated="8" office:value-type="string" calcext:value-type="string">
            <text:p>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dosage_files_geno_lines(dosage_files, variant_mapping=None, whitelist=None, skip_palindromic=False, liftover_conversion=None):</text:p>
          </table:table-cell>
        </table:table-row>
        <table:table-row table:style-name="ro3">
          <table:table-cell table:number-columns-repeated="15"/>
          <table:table-cell table:number-columns-repeated="3" office:value-type="string" calcext:value-type="string">
            <text:p>1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sort_geno(x):</text:p>
          </table:table-cell>
        </table:table-row>
        <table:table-row table:style-name="ro3">
          <table:table-cell table:number-columns-repeated="22"/>
          <table:table-cell table:number-columns-repeated="3" office:value-type="string" calcext:value-type="string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f dosage_folder_geno_lines(dosage_folder, dosage_pattern, variant_mapping=None, whitelist=None, skip_palindromic=False, liftover_conversion=None):</text:p>
          </table:table-cell>
        </table:table-row>
        <table:table-row table:style-name="ro3">
          <table:table-cell table:number-columns-repeated="25"/>
          <table:table-cell table:number-columns-repeated="8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 dosage_geno_by_chromosome(dosage_folder, dosage_pattern, variant_mapping=None, whitelist=None, skip_palindromic=False, liftover_conversion=None):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f _buffer_to_data(buffer):</text:p>
          </table:table-cell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ort re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os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3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.Genotype import GF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number-columns-repeated="3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om .. import Utilities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rom ..misc import Genomics</text:p>
          </table:table-cell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V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table:number-columns-repeated="2" office:value-type="string" calcext:value-type="string">
            <text:p>V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7"/>
          <table:table-cell table:number-columns-repeated="2" office:value-type="string" calcext:value-type="string">
            <text:p>V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9"/>
          <table:table-cell table:number-columns-repeated="2" office:value-type="string" calcext:value-type="string">
            <text:p>V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1"/>
          <table:table-cell table:number-columns-repeated="3" office:value-type="string" calcext:value-type="string">
            <text:p>V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S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S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6"/>
          <table:table-cell table:number-columns-repeated="2" office:value-type="string" calcext:value-type="string">
            <text:p>V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S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3"/>
          <table:table-cell table:number-columns-repeated="2" office:value-type="string" calcext:value-type="string">
            <text:p>V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S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S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27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V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31"/>
          <table:table-cell table:number-columns-repeated="2"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(i, line) in enumerate(Utilities.generate_from_any_plain_file(file))</text:p>
          </table:table-cell>
          <table:table-cell office:value-type="string" calcext:value-type="string">
            <text:p>(i, line) is not None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kip_palindromic and Genomics.is_palindromic(ref_allele,alt_allele)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iftover_conversion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chrom == 'NA') or (pos == 'NA')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id is None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whitelist and (not (id in whitelist))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x_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string" calcext:value-type="string">
            <text:p>Implements: for f in dosage_files</text:p>
          </table:table-cell>
          <table:table-cell office:value-type="string" calcext:value-type="string">
            <text:p>f is not None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e in dosage_file_geno_lines(f,variant_mapping=variant_mapping,whitelist=whitelist,skip_palindromic=skip_palindromic,liftover_conversion=liftover_conversion)</text:p>
          </table:table-cell>
          <table:table-cell office:value-type="string" calcext:value-type="string">
            <text:p>e is not None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line in dosage_folder_geno_lines(dosage_folder,dosage_pattern,variant_mapping=variant_mapping,whitelist=whitelist,skip_palindromic=skip_palindromic,liftover_conversion=liftover_conversion)</text:p>
          </table:table-cell>
          <table:table-cell office:value-type="string" calcext:value-type="string">
            <text:p>line is not Non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ast_chr is None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ast_chr != chromosome)</text:p>
          </table:table-cell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R = 0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D = 1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SITION = 2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LELE_0 = 3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ELE_1 = 4</text:p>
          </table:table-cell>
        </table:table-row>
        <table:table-row table:style-name="ro3">
          <table:table-cell/>
          <table:table-cell office:value-type="string" calcext:value-type="string">
            <text:p>6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EQ = 5</text:p>
          </table:table-cell>
        </table:table-row>
        <table:table-row table:style-name="ro3">
          <table:table-cell/>
          <table:table-cell office:value-type="string" calcext:value-type="string">
            <text:p>7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RST_DATA_COLUMN = 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ogging.log(9,'Processing Dosage geno %s',fil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s_dict_mapping = ((variant_mapping is not None) and (type(variant_mapping) == dict)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office:value-type="string" calcext:value-type="string">
            <text:p>Implements: for (i, line) in enumerate(Utilities.generate_from_any_plain_file(file))</text:p>
          </table:table-cell>
          <table:table-cell office:value-type="string" calcext:value-type="string">
            <text:p>xXx__iter_3=iter(enumerate(Utilities.generate_from_any_plain_file(file))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string" calcext:value-type="string">
            <text:p>Implements: for (i, line) in enumerate(Utilities.generate_from_any_plain_file(file))</text:p>
          </table:table-cell>
          <table:table-cell office:value-type="string" calcext:value-type="string">
            <text:p>(i, line)=next(xXx__iter_3,None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mps = line.strip().split(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d = comps[DTF.ID]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3</text:p>
          </table:table-cell>
          <table:table-cell table:number-columns-repeated="29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(ref_allele, alt_allele) = (comps[DTF.ALLELE_0], comps[DTF.ALLELE_1]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1</text:p>
          </table:table-cell>
          <table:table-cell table:number-columns-repeated="26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osage = numpy.array(comps[DTF.FIRST_DATA_COLUMN:],dtype=numpy.float64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2</text:p>
          </table:table-cell>
          <table:table-cell table:number-columns-repeated="2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rom = comps[DTF.CHR].replace('chr','')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3</text:p>
          </table:table-cell>
          <table:table-cell table:number-columns-repeated="2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s = int(comps[DTF.POSITION]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1</text:p>
          </table:table-cell>
          <table:table-cell table:number-columns-repeated="25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(chrom_, pos_) = (chrom, pos)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2</text:p>
          </table:table-cell>
          <table:table-cell table:number-columns-repeated="2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(chrom, pos) = liftover_conversion(chrom,pos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_id, id) = Genomics.maybe_map_variant(id,chrom,pos,ref_allele,alt_allele,variant_mapping,is_dict_mapping)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1</text:p>
          </table:table-cell>
          <table:table-cell table:number-columns-repeated="19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(yield ((id, int(chrom), pos, ref_allele, alt_allele, float(comps[DTF.FREQ])) + tuple(dosage))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18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_ = re.compile('.*chr(\\d+).*'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1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x_ = chr_.search(x).group(1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1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turn int(x_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turn x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2</text:p>
          </table:table-cell>
          <table:table-cell table:number-columns-repeated="18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sage_files = sorted(dosage_files,key=sort_geno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3</text:p>
          </table:table-cell>
          <table:table-cell table:number-columns-repeated="18"/>
          <table:table-cell office:value-type="float" office:value="27" calcext:value-type="float">
            <text:p>27</text:p>
          </table:table-cell>
          <table:table-cell office:value-type="string" calcext:value-type="string">
            <text:p>Implements: for f in dosage_files</text:p>
          </table:table-cell>
          <table:table-cell office:value-type="string" calcext:value-type="string">
            <text:p>xXx__iter_20=iter(dosage_files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4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string" calcext:value-type="string">
            <text:p>Implements: for f in dosage_files</text:p>
          </table:table-cell>
          <table:table-cell office:value-type="string" calcext:value-type="string">
            <text:p>f=next(xXx__iter_20,Non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29" calcext:value-type="float">
            <text:p>29</text:p>
          </table:table-cell>
          <table:table-cell office:value-type="string" calcext:value-type="string">
            <text:p>Implements: for e in dosage_file_geno_lines(f,variant_mapping=variant_mapping,whitelist=whitelist,skip_palindromic=skip_palindromic,liftover_conversion=liftover_conversion)</text:p>
          </table:table-cell>
          <table:table-cell office:value-type="string" calcext:value-type="string">
            <text:p>xXx__iter_24=iter(dosage_file_geno_lines(f,variant_mapping=variant_mapping,whitelist=whitelist,skip_palindromic=skip_palindromic,liftover_conversion=liftover_conversion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Implements: for e in dosage_file_geno_lines(f,variant_mapping=variant_mapping,whitelist=whitelist,skip_palindromic=skip_palindromic,liftover_conversion=liftover_conversion)</text:p>
          </table:table-cell>
          <table:table-cell office:value-type="string" calcext:value-type="string">
            <text:p>e=next(xXx__iter_24,None)</text:p>
          </table:table-cell>
        </table:table-row>
        <table:table-row table:style-name="ro3">
          <table:table-cell table:number-columns-repeated="20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(yield e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gging.log(9,'Processing Dosage Folder geno %s',dosage_folder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2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iles = Utilities.contentsWithRegexpFromFolder(dosage_folder,dosage_pattern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iles = sorted([os.path.join(dosage_folder,x) for x in files]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4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string" calcext:value-type="string">
            <text:p>Implements: for e in dosage_files_geno_lines(files,variant_mapping=variant_mapping,whitelist=whitelist,skip_palindromic=skip_palindromic,liftover_conversion=liftover_conversion)</text:p>
          </table:table-cell>
          <table:table-cell office:value-type="string" calcext:value-type="string">
            <text:p>xXx__iter_28=iter(dosage_files_geno_lines(files,variant_mapping=variant_mapping,whitelist=whitelist,skip_palindromic=skip_palindromic,liftover_conversion=liftover_conversion))</text:p>
          </table:table-cell>
        </table:table-row>
        <table:table-row table:style-name="ro3">
          <table:table-cell table:number-columns-repeated="22"/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string" calcext:value-type="string">
            <text:p>Implements: for e in dosage_files_geno_lines(files,variant_mapping=variant_mapping,whitelist=whitelist,skip_palindromic=skip_palindromic,liftover_conversion=liftover_conversion)</text:p>
          </table:table-cell>
          <table:table-cell office:value-type="string" calcext:value-type="string">
            <text:p>e=next(xXx__iter_28,None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uffer = []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ast_chr = None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_data = list(zip(*buffer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_metadata = _data[0:GF.FIRST_DOSAGE]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3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sids = _metadata[GF.RSID]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4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hromosome = int(_metadata[GF.CHROMOSOME][0]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5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_metadata = list(zip(*_metadata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6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etadata = Utilities.to_dataframe(_metadata,['rsid', 'chromosome', 'position', 'ref_allele', 'alt_allele', 'frequency'],to_numeric='ignore'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7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osage = list(zip(*_data[GF.FIRST_DOSAGE:]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8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dosage_data = {rsids[i]:dosage[i] for i in range(0,len(rsids))}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9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turn (chromosome, metadata, dosage_data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ogging.log(8,'Starting to process lines'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4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Implements: for line in dosage_folder_geno_lines(dosage_folder,dosage_pattern,variant_mapping=variant_mapping,whitelist=whitelist,skip_palindromic=skip_palindromic,liftover_conversion=liftover_conversion)</text:p>
          </table:table-cell>
          <table:table-cell office:value-type="string" calcext:value-type="string">
            <text:p>xXx__iter_31=iter(dosage_folder_geno_lines(dosage_folder,dosage_pattern,variant_mapping=variant_mapping,whitelist=whitelist,skip_palindromic=skip_palindromic,liftover_conversion=liftover_conversion)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plements: for line in dosage_folder_geno_lines(dosage_folder,dosage_pattern,variant_mapping=variant_mapping,whitelist=whitelist,skip_palindromic=skip_palindromic,liftover_conversion=liftover_conversion)</text:p>
          </table:table-cell>
          <table:table-cell office:value-type="string" calcext:value-type="string">
            <text:p>line=next(xXx__iter_31,Non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hromosome = line[GF.CHROMOSOME]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ast_chr = chromosome</text:p>
          </table:table-cell>
        </table:table-row>
        <table:table-row table:style-name="ro3">
          <table:table-cell table:number-columns-repeated="28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(yield _buffer_to_data(buffer)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buffer.append(line)</text:p>
          </table:table-cell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33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6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DosageGenotype.$A$90" table:cell-range-address="$DosageGenotype.$A$90:.$AJ$144"/>
          <table:named-range table:name="ACTIONELSE" table:base-cell-address="$DosageGenotype.$A$147" table:cell-range-address="$DosageGenotype.$A$147:.$AJ$147"/>
          <table:named-range table:name="ACTIONEXCEPT" table:base-cell-address="$DosageGenotype.$A$146" table:cell-range-address="$DosageGenotype.$A$146:.$AJ$146"/>
          <table:named-range table:name="ACTIONFINALLY" table:base-cell-address="$DosageGenotype.$A$148" table:cell-range-address="$DosageGenotype.$A$148:.$AJ$148"/>
          <table:named-range table:name="ACTIONTRY" table:base-cell-address="$DosageGenotype.$A$145" table:cell-range-address="$DosageGenotype.$A$145:.$AJ$145"/>
          <table:named-range table:name="CLASS" table:base-cell-address="$DosageGenotype.$A$38" table:cell-range-address="$DosageGenotype.$A$38:.$AJ$39"/>
          <table:named-range table:name="CONDITION" table:base-cell-address="$DosageGenotype.$A$76" table:cell-range-address="$DosageGenotype.$A$76:.$AJ$88"/>
          <table:named-range table:name="EVENT" table:base-cell-address="$DosageGenotype.$A$55" table:cell-range-address="$DosageGenotype.$A$55:.$AJ$75"/>
          <table:named-range table:name="EXCEPT" table:base-cell-address="$DosageGenotype.$A$37" table:cell-range-address="$DosageGenotype.$A$37:.$AJ$37"/>
          <table:named-range table:name="EXCEPTION" table:base-cell-address="$DosageGenotype.$A$89" table:cell-range-address="$DosageGenotype.$A$89:.$AJ$89"/>
          <table:named-range table:name="INCLUDE" table:base-cell-address="$DosageGenotype.$A$47" table:cell-range-address="$DosageGenotype.$A$47:.$AJ$54"/>
          <table:named-range table:name="METHOD" table:base-cell-address="$DosageGenotype.$A$40" table:cell-range-address="$DosageGenotype.$A$40:.$AJ$46"/>
          <table:named-range table:name="NEXT" table:base-cell-address="$DosageGenotype.$A$36" table:cell-range-address="$DosageGenotype.$A$36:.$AJ$36"/>
          <table:named-range table:name="RULE" table:base-cell-address="$DosageGenotype.$A$2" table:cell-range-address="$DosageGenotype.$A$2:.$AJ$35"/>
        </table:named-expressions>
      </table:table>
      <table:table table:name="CYVCF2Genotype" table:style-name="ta1" table:protected="true">
        <loext:table-protection loext:select-protected-cells="true" loext:select-unprotected-cells="true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6" table:default-cell-style-name="ce63"/>
        <table:table-column table:style-name="co6" table:default-cell-style-name="ce70"/>
        <table:table-column table:style-name="co7" table:default-cell-style-name="ce67"/>
        <table:table-column table:style-name="co8" table:default-cell-style-name="ce68"/>
        <table:table-column table:style-name="co9" table:default-cell-style-name="ce69"/>
        <table:table-row table:style-name="ro3">
          <table:table-cell table:number-columns-repeated="32" table:style-name="ce61" office:value-type="string" calcext:value-type="string">
            <text:p>{R}</text:p>
          </table:table-cell>
          <table:table-cell office:value-type="string" calcext:value-type="string">
            <office:annotation draw:style-name="gr1" draw:text-style-name="P2" svg:width="1.1413in" svg:height="0.2346in" svg:x="9.963in" svg:y="0in" draw:caption-point-x="-0.2402in" draw:caption-point-y="0.0039in">
              <dc:date>2021-01-11T00:00:00</dc:date>
              <text:p text:style-name="P1">modelTemplate</text:p>
            </office:annotation>
            <text:p>{$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{D}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RUL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1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1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1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1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1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1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table-cell table:number-columns-repeated="1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1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number-columns-repeated="19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table:number-columns-repeated="20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table:number-columns-repeated="22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table:number-columns-repeated="23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number-columns-repeated="24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/>
          <table:table-cell table:style-name="ce63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table:number-columns-repeated="27"/>
          <table:table-cell office:value-type="string" calcext:value-type="string">
            <text:p>x</text:p>
          </table:table-cell>
          <table:table-cell table:style-name="ce70"/>
          <table:table-cell/>
          <table:table-cell table:style-name="ce70"/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number-columns-repeated="28"/>
          <table:table-cell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3">
          <table:table-cell table:number-columns-repeated="29"/>
          <table:table-cell office:value-type="string" calcext:value-type="string">
            <text:p>x</text:p>
          </table:table-cell>
          <table:table-cell table:style-name="ce70"/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30"/>
          <table:table-cell office:value-type="string" calcext:value-type="string">
            <text:p>x</text:p>
          </table:table-cell>
          <table:table-cell table:style-name="ce63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4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5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6</text:p>
          </table:table-cell>
          <table:table-cell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3</text:p>
          </table:table-cell>
          <table:table-cell table:style-name="ce64" office:value-type="string" calcext:value-type="string">
            <text:p>10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8</text:p>
          </table:table-cell>
          <table:table-cell table:number-columns-repeated="2" table:style-name="ce64" office:value-type="string" calcext:value-type="string">
            <text:p>7</text:p>
          </table:table-cell>
          <table:table-cell table:number-columns-repeated="2" table:style-name="ce64" office:value-type="string" calcext:value-type="string">
            <text:p>9</text:p>
          </table:table-cell>
          <table:table-cell table:style-name="ce64" office:value-type="string" calcext:value-type="string">
            <text:p>7</text:p>
          </table:table-cell>
          <table:table-cell table:style-name="ce64" office:value-type="string" calcext:value-type="string">
            <text:p>3</text:p>
          </table:table-cell>
          <table:table-cell table:style-name="ce64" office:value-type="string" calcext:value-type="string">
            <text:p>11</text:p>
          </table:table-cell>
          <table:table-cell table:number-columns-repeated="4" table:style-name="ce64" office:value-type="string" calcext:value-type="string">
            <text:p>3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15</text:p>
          </table:table-cell>
          <table:table-cell table:style-name="ce64" office:value-type="string" calcext:value-type="string">
            <text:p>0</text:p>
          </table:table-cell>
          <table:table-cell table:style-name="ce64" office:value-type="string" calcext:value-type="string">
            <text:p>15</text:p>
          </table:table-cell>
          <table:table-cell table:style-name="ce64" office:value-type="string" calcext:value-type="string">
            <text:p>14</text:p>
          </table:table-cell>
          <table:table-cell table:style-name="ce64" office:value-type="string" calcext:value-type="string">
            <text:p>0</text:p>
          </table:table-cell>
          <table:table-cell office:value-type="string" calcext:value-type="string">
            <text:p>{NEXT}</text:p>
          </table:table-cell>
          <table:table-cell table:number-columns-repeated="2"/>
        </table:table-row>
        <table:table-row table:style-name="ro3">
          <table:table-cell table:style-name="ce65" table:number-columns-repeated="24"/>
          <table:table-cell table:style-name="ce65" office:value-type="string" calcext:value-type="string">
            <text:p>12</text:p>
          </table:table-cell>
          <table:table-cell table:style-name="ce65" table:number-columns-repeated="7"/>
          <table:table-cell office:value-type="string" calcext:value-type="string">
            <text:p>{EXCEPT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CLASS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METHOD}</text:p>
          </table:table-cell>
          <table:table-cell table:number-columns-repeated="2"/>
        </table:table-row>
        <table:table-row table:style-name="ro3">
          <table:table-cell/>
          <table:table-cell table:number-columns-repeated="25" office:value-type="string" calcext:value-type="string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 vcf_file_geno_lines(path, mode='genotyped', variant_mapping=None, whitelist=None, skip_palindromic=False, liftover_conversion=None):</text:p>
          </table:table-cell>
        </table:table-row>
        <table:table-row table:style-name="ro3">
          <table:table-cell table:number-columns-repeated="26"/>
          <table:table-cell table:number-columns-repeated="5" office:value-type="string" calcext:value-type="string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f vcf_files_geno_lines(files, mode='genotyped', variant_mapping=None, whitelist=None, skip_palindromic=False, liftover_conversion=None):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f get_samples(path):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INCLUDE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cyvcf2 import VCF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port logging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ort pandas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ort numpy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m metax.misc import Genomics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EVENT}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V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V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6"/>
          <table:table-cell table:number-columns-repeated="2" office:value-type="string" calcext:value-type="string">
            <text:p>V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8"/>
          <table:table-cell table:number-columns-repeated="4" office:value-type="string" calcext:value-type="string">
            <text:p>V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number-columns-repeated="12"/>
          <table:table-cell table:number-columns-repeated="3" office:value-type="string" calcext:value-type="string">
            <text:p>V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number-columns-repeated="15"/>
          <table:table-cell table:number-columns-repeated="3" office:value-type="string" calcext:value-type="string">
            <text:p>V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18"/>
          <table:table-cell table:number-columns-repeated="2" office:value-type="string" calcext:value-type="string">
            <text:p>V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number-columns-repeated="20"/>
          <table:table-cell table:number-columns-repeated="2" office:value-type="string" calcext:value-type="string">
            <text:p>V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number-columns-repeated="22"/>
          <table:table-cell table:number-columns-repeated="3" office:value-type="string" calcext:value-type="string">
            <text:p>V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E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number-columns-repeated="26"/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27"/>
          <table:table-cell table:number-columns-repeated="2" office:value-type="string" calcext:value-type="string">
            <text:p>V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number-columns-repeated="29"/>
          <table:table-cell table:number-columns-repeated="2" office:value-type="string" calcext:value-type="string">
            <text:p>V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1"/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CONDITION}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string" calcext:value-type="string">
            <text:p>Implements: for variant in vcf_reader</text:p>
          </table:table-cell>
          <table:table-cell office:value-type="string" calcext:value-type="string">
            <text:p>variant is not Non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liftover_conversion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(chr == 'NA') or (pos == 'NA')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mode == 'genotyped')</text:p>
          </table:table-cell>
        </table:table-row>
        <table:table-row table:style-name="ro3">
          <table:table-cell table:number-columns-repeated="1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(a, alt) in enumerate(alts)</text:p>
          </table:table-cell>
          <table:table-cell office:value-type="string" calcext:value-type="string">
            <text:p>(a, alt) is not None</text:p>
          </table:table-cell>
        </table:table-row>
        <table:table-row table:style-name="ro3">
          <table:table-cell table:number-columns-repeated="13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skip_palindromic and Genomics.is_palindromic(ref,alt))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variant_id is None)</text:p>
          </table:table-cell>
        </table:table-row>
        <table:table-row table:style-name="ro3"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whitelist and (variant_id not in whitelist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office:value-type="string" calcext:value-type="string">
            <text:p>Implements: for sample in variant.genotypes</text:p>
          </table:table-cell>
          <table:table-cell office:value-type="string" calcext:value-type="string">
            <text:p>sample is not Non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mode == 'imputed'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string" calcext:value-type="string">
            <text:p>Implement IF</text:p>
          </table:table-cell>
          <table:table-cell office:value-type="string" calcext:value-type="string">
            <text:p>(len(alts) &gt; 1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 is not Non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l in vcf_file_geno_lines(file,mode=mode,variant_mapping=variant_mapping,whitelist=whitelist,skip_palindromic=skip_palindromic,liftover_conversion=liftover_conversion)</text:p>
          </table:table-cell>
          <table:table-cell office:value-type="string" calcext:value-type="string">
            <text:p>l is not None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EXCEPTION}</text:p>
          </table:table-cell>
          <table:table-cell table:number-columns-repeated="2"/>
        </table:table-row>
        <table:table-row table:style-name="ro3">
          <table:table-cell table:number-columns-repeated="2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yError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}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ging.log(9,'Processing vcf %s',path)</text:p>
          </table:table-cell>
        </table:table-row>
        <table:table-row table:style-name="ro3">
          <table:table-cell/>
          <table:table-cell office:value-type="string" calcext:value-type="string">
            <text:p>2</text:p>
          </table:table-cell>
          <table:table-cell table:number-columns-repeated="29"/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cf_reader = VCF(path)</text:p>
          </table:table-cell>
        </table:table-row>
        <table:table-row table:style-name="ro3">
          <table:table-cell/>
          <table:table-cell office:value-type="string" calcext:value-type="string">
            <text:p>3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s_dict_mapping = ((variant_mapping is not None) and (type(variant_mapping) == dict))</text:p>
          </table:table-cell>
        </table:table-row>
        <table:table-row table:style-name="ro3">
          <table:table-cell/>
          <table:table-cell office:value-type="string" calcext:value-type="string">
            <text:p>4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office:value-type="string" calcext:value-type="string">
            <text:p>Implements: for variant in vcf_reader</text:p>
          </table:table-cell>
          <table:table-cell office:value-type="string" calcext:value-type="string">
            <text:p>xXx__iter_2=iter(vcf_reader)</text:p>
          </table:table-cell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Implements: for variant in vcf_reader</text:p>
          </table:table-cell>
          <table:table-cell office:value-type="string" calcext:value-type="string">
            <text:p>variant=next(xXx__iter_2,Non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r = variant.CHROM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2</text:p>
          </table:table-cell>
          <table:table-cell table:number-columns-repeated="29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s = variant.PO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3</text:p>
          </table:table-cell>
          <table:table-cell table:number-columns-repeated="29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nt_id = variant.I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4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f = variant.REF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5</text:p>
          </table:table-cell>
          <table:table-cell table:number-columns-repeated="29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lts = variant.ALT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1</text:p>
          </table:table-cell>
          <table:table-cell table:number-columns-repeated="27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(chr_, pos_) = (chr, pos)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2</text:p>
          </table:table-cell>
          <table:table-cell table:number-columns-repeated="2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(chr, pos) = liftover_conversion(chr,pos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1</text:p>
          </table:table-cell>
          <table:table-cell table:number-columns-repeated="23"/>
          <table:table-cell office:value-type="float" office:value="13" calcext:value-type="float">
            <text:p>13</text:p>
          </table:table-cell>
          <table:table-cell office:value-type="string" calcext:value-type="string">
            <text:p>Implements: for (a, alt) in enumerate(alts)</text:p>
          </table:table-cell>
          <table:table-cell office:value-type="string" calcext:value-type="string">
            <text:p>xXx__iter_9=iter(enumerate(alts))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string" calcext:value-type="string">
            <text:p>Implements: for (a, alt) in enumerate(alts)</text:p>
          </table:table-cell>
          <table:table-cell office:value-type="string" calcext:value-type="string">
            <text:p>(a, alt)=next(xXx__iter_9,None)</text:p>
          </table:table-cell>
        </table:table-row>
        <table:table-row table:style-name="ro3">
          <table:table-cell table:number-columns-repeated="14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(_varid, variant_id) = Genomics.maybe_map_variant(variant_id,chr,pos,ref,alt,variant_mapping,is_dict_mapping)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1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 = []</text:p>
          </table:table-cell>
        </table:table-row>
        <table:table-row table:style-name="ro3">
          <table:table-cell table:number-columns-repeated="17"/>
          <table:table-cell office:value-type="string" calcext:value-type="string">
            <text:p>2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string" calcext:value-type="string">
            <text:p>Implements: for sample in variant.genotypes</text:p>
          </table:table-cell>
          <table:table-cell office:value-type="string" calcext:value-type="string">
            <text:p>xXx__iter_19=iter(variant.genotypes)</text:p>
          </table:table-cell>
        </table:table-row>
        <table:table-row table:style-name="ro3">
          <table:table-cell table:number-columns-repeated="17"/>
          <table:table-cell table:number-columns-repeated="2" office:value-type="string" calcext:value-type="string">
            <text:p>3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string" calcext:value-type="string">
            <text:p>Implements: for sample in variant.genotypes</text:p>
          </table:table-cell>
          <table:table-cell office:value-type="string" calcext:value-type="string">
            <text:p>sample=next(xXx__iter_19,None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1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_ = ((sample[0] == (a + 1)) + (sample[1] == (a + 1)))</text:p>
          </table:table-cell>
        </table:table-row>
        <table:table-row table:style-name="ro3">
          <table:table-cell table:number-columns-repeated="18"/>
          <table:table-cell office:value-type="string" calcext:value-type="string">
            <text:p>2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.append(d_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1</text:p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 = (numpy.mean(numpy.array(d,dtype=numpy.int32)) / 2)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(yield ((variant_id, chr, pos, ref, alt, f) + tuple(d))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</text:p>
          </table:table-cell>
          <table:table-cell table:number-columns-repeated="21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ogging.log("VCF imputed mode doesn't support multiple ALTs, skipping %s",variant_id)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1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lt = alts[0]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 = numpy.apply_along_axis((lambda x: x[0]),1,variant.format('DS'))</text:p>
          </table:table-cell>
        </table:table-row>
        <table:table-row table:style-name="ro3">
          <table:table-cell table:number-columns-repeated="24"/>
          <table:table-cell office:value-type="string" calcext:value-type="string">
            <text:p>2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 = (numpy.mean(numpy.array(d)) / 2)</text:p>
          </table:table-cell>
        </table:table-row>
        <table:table-row table:style-name="ro3">
          <table:table-cell table:number-columns-repeated="25"/>
          <table:table-cell office:value-type="string" calcext:value-type="string">
            <text:p>1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(yield RuntimeError('Missing DS field when vcf mode is imputed'))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1</text:p>
          </table:table-cell>
          <table:table-cell table:number-columns-repeated="2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(yield RuntimeError(f'Unsupported vcf mode = {mode}')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ogging.log(9,'Processing vcfs'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xXx__iter_42=iter(files)</text:p>
          </table:table-cell>
        </table:table-row>
        <table:table-row table:style-name="ro3">
          <table:table-cell table:number-columns-repeated="26"/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mplements: for file in files</text:p>
          </table:table-cell>
          <table:table-cell office:value-type="string" calcext:value-type="string">
            <text:p>file=next(xXx__iter_42,None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Implements: for l in vcf_file_geno_lines(file,mode=mode,variant_mapping=variant_mapping,whitelist=whitelist,skip_palindromic=skip_palindromic,liftover_conversion=liftover_conversion)</text:p>
          </table:table-cell>
          <table:table-cell office:value-type="string" calcext:value-type="string">
            <text:p>xXx__iter_43=iter(vcf_file_geno_lines(file,mode=mode,variant_mapping=variant_mapping,whitelist=whitelist,skip_palindromic=skip_palindromic,liftover_conversion=liftover_conversion))</text:p>
          </table:table-cell>
        </table:table-row>
        <table:table-row table:style-name="ro3">
          <table:table-cell table:number-columns-repeated="27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Implements: for l in vcf_file_geno_lines(file,mode=mode,variant_mapping=variant_mapping,whitelist=whitelist,skip_palindromic=skip_palindromic,liftover_conversion=liftover_conversion)</text:p>
          </table:table-cell>
          <table:table-cell office:value-type="string" calcext:value-type="string">
            <text:p>l=next(xXx__iter_43,None)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(yield l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ds = [(x, x) for x in vcf_reader.samples]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ids = pandas.DataFrame(ids,columns=['FID', 'IID'])</text:p>
          </table:table-cell>
        </table:table-row>
        <table:table-row table:style-name="ro3">
          <table:table-cell table:number-columns-repeated="31"/>
          <table:table-cell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turn ids</text:p>
          </table:table-cell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TRY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EXCEPT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ELSE}</text:p>
          </table:table-cell>
          <table:table-cell table:number-columns-repeated="2"/>
        </table:table-row>
        <table:table-row table:style-name="ro3">
          <table:table-cell table:number-columns-repeated="32" table:style-name="ce62" office:value-type="string" calcext:value-type="string">
            <text:p>{V}</text:p>
          </table:table-cell>
          <table:table-cell office:value-type="string" calcext:value-type="string">
            <text:p>{ACTIONFINALLY}</text:p>
          </table:table-cell>
          <table:table-cell table:number-columns-repeated="2"/>
        </table:table-row>
        <table:table-row table:style-name="ro3">
          <table:table-cell table:number-columns-repeated="35" table:style-name="ce66" office:value-type="string" calcext:value-type="string">
            <text:p>{}</text:p>
          </table:table-cell>
        </table:table-row>
        <table:named-expressions>
          <table:named-range table:name="ACTION" table:base-cell-address="$CYVCF2Genotype.$A$81" table:cell-range-address="$CYVCF2Genotype.$A$81:.$AI$118"/>
          <table:named-range table:name="ACTIONELSE" table:base-cell-address="$CYVCF2Genotype.$A$121" table:cell-range-address="$CYVCF2Genotype.$A$121:.$AI$121"/>
          <table:named-range table:name="ACTIONEXCEPT" table:base-cell-address="$CYVCF2Genotype.$A$120" table:cell-range-address="$CYVCF2Genotype.$A$120:.$AI$120"/>
          <table:named-range table:name="ACTIONFINALLY" table:base-cell-address="$CYVCF2Genotype.$A$122" table:cell-range-address="$CYVCF2Genotype.$A$122:.$AI$122"/>
          <table:named-range table:name="ACTIONTRY" table:base-cell-address="$CYVCF2Genotype.$A$119" table:cell-range-address="$CYVCF2Genotype.$A$119:.$AI$119"/>
          <table:named-range table:name="CLASS" table:base-cell-address="$CYVCF2Genotype.$A$37" table:cell-range-address="$CYVCF2Genotype.$A$37:.$AI$37"/>
          <table:named-range table:name="CONDITION" table:base-cell-address="$CYVCF2Genotype.$A$65" table:cell-range-address="$CYVCF2Genotype.$A$65:.$AI$78"/>
          <table:named-range table:name="EVENT" table:base-cell-address="$CYVCF2Genotype.$A$48" table:cell-range-address="$CYVCF2Genotype.$A$48:.$AI$64"/>
          <table:named-range table:name="EXCEPT" table:base-cell-address="$CYVCF2Genotype.$A$36" table:cell-range-address="$CYVCF2Genotype.$A$36:.$AI$36"/>
          <table:named-range table:name="EXCEPTION" table:base-cell-address="$CYVCF2Genotype.$A$79" table:cell-range-address="$CYVCF2Genotype.$A$79:.$AI$80"/>
          <table:named-range table:name="INCLUDE" table:base-cell-address="$CYVCF2Genotype.$A$42" table:cell-range-address="$CYVCF2Genotype.$A$42:.$AI$47"/>
          <table:named-range table:name="METHOD" table:base-cell-address="$CYVCF2Genotype.$A$38" table:cell-range-address="$CYVCF2Genotype.$A$38:.$AI$41"/>
          <table:named-range table:name="NEXT" table:base-cell-address="$CYVCF2Genotype.$A$35" table:cell-range-address="$CYVCF2Genotype.$A$35:.$AI$35"/>
          <table:named-range table:name="RULE" table:base-cell-address="$CYVCF2Genotype.$A$2" table:cell-range-address="$CYVCF2Genotype.$A$2:.$AI$34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7:19:04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7:19:05.175000000</meta:creation-date>
    <dc:title>modelTemplateV0.1.0</dc:title>
    <meta:editing-duration>PT5M31S</meta:editing-duration>
    <meta:editing-cycles>2</meta:editing-cycles>
    <meta:generator>LibreOffice/7.0.4.2$Windows_X86_64 LibreOffice_project/dcf040e67528d9187c66b2379df5ea4407429775</meta:generator>
    <dc:date>2021-01-11T17:24:35.070000000</dc:date>
    <meta:document-statistic meta:table-count="14" meta:cell-count="8220" meta:object-count="0"/>
    <meta:template xlink:type="simple" xlink:actuate="onRequest" xlink:title="modelTemplateV0.1.0" xlink:href="../../../../../Program%20Files/LibreOffice/program/../share/uno_packages/cache/uno_packages/lu39100wckftw.tmp_/codemap.oxt/template/codemap/modelTemplateV0.1.0.ots" meta:date="2021-01-11T17:19:04.225000000"/>
  </office:meta>
</office:document-meta>
</file>